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Noto Sans Devanagari1" svg:font-family="'Noto Sans Devanagari'" style:font-family-generic="swiss"/>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Table1" style:family="table">
      <style:table-properties style:width="3.65in" table:align="margins" fo:background-color="transparent">
        <style:background-image/>
      </style:table-properties>
    </style:style>
    <style:style style:name="Table1.A" style:family="table-column">
      <style:table-column-properties style:column-width="1.8042in" style:rel-column-width="32397*"/>
    </style:style>
    <style:style style:name="Table1.B" style:family="table-column">
      <style:table-column-properties style:column-width="0.5674in" style:rel-column-width="10181*"/>
    </style:style>
    <style:style style:name="Table1.C" style:family="table-column">
      <style:table-column-properties style:column-width="0.6396in" style:rel-column-width="11479*"/>
    </style:style>
    <style:style style:name="Table1.D" style:family="table-column">
      <style:table-column-properties style:column-width="0.6396in" style:rel-column-width="11478*"/>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none" fo:border-right="none" fo:border-top="0.05pt solid #000000" fo:border-bottom="0.05pt solid #000000">
        <style:background-image/>
      </style:table-cell-properties>
    </style:style>
    <style:style style:name="Table1.A2" style:family="table-cell">
      <style:table-cell-properties fo:background-color="#cccccc" fo:padding="0.0382in" fo:border="none">
        <style:background-image/>
      </style:table-cell-properties>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D5" style:family="table-cell">
      <style:table-cell-properties fo:padding="0.0382in" fo:border="none"/>
    </style:style>
    <style:style style:name="Table1.A6" style:family="table-cell">
      <style:table-cell-properties fo:background-color="#cccccc" fo:padding="0.0382in" fo:border-left="none" fo:border-right="none" fo:border-top="none" fo:border-bottom="0.05pt solid #000000">
        <style:background-image/>
      </style:table-cell-properties>
    </style:style>
    <style:style style:name="Table2" style:family="table">
      <style:table-properties style:width="3.65in" table:align="margins" fo:background-color="transparent">
        <style:background-image/>
      </style:table-properties>
    </style:style>
    <style:style style:name="Table2.A" style:family="table-column">
      <style:table-column-properties style:column-width="1.2167in" style:rel-column-width="21845*"/>
    </style:style>
    <style:style style:name="Table2.B" style:family="table-column">
      <style:table-column-properties style:column-width="2.0333in" style:rel-column-width="36508*"/>
    </style:style>
    <style:style style:name="Table2.C" style:family="table-column">
      <style:table-column-properties style:column-width="0.4in" style:rel-column-width="7182*"/>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none" fo:border-right="none" fo:border-top="0.05pt solid #000000" fo:border-bottom="0.05pt solid #000000">
        <style:background-image/>
      </style:table-cell-properties>
    </style:style>
    <style:style style:name="Table2.A2" style:family="table-cell">
      <style:table-cell-properties fo:background-color="#cccccc" fo:padding="0.0382in" fo:border="none">
        <style:background-image/>
      </style:table-cell-properties>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5" style:family="table-cell">
      <style:table-cell-properties fo:padding="0.0382in" fo:border-left="none" fo:border-right="none" fo:border-top="none" fo:border-bottom="0.05pt solid #000000"/>
    </style:style>
    <style:style style:name="Table2.B5" style:family="table-cell">
      <style:table-cell-properties fo:padding="0.0382in" fo:border-left="none" fo:border-right="none" fo:border-top="none" fo:border-bottom="0.05pt solid #000000"/>
    </style:style>
    <style:style style:name="Table2.C5" style:family="table-cell">
      <style:table-cell-properties fo:padding="0.0382in" fo:border-left="none" fo:border-right="none" fo:border-top="none" fo:border-bottom="0.05pt solid #000000"/>
    </style:style>
    <style:style style:name="Table6" style:family="table">
      <style:table-properties style:width="3.65in" table:align="margins" fo:background-color="transparent">
        <style:background-image/>
      </style:table-properties>
    </style:style>
    <style:style style:name="Table6.A" style:family="table-column">
      <style:table-column-properties style:column-width="3.0625in" style:rel-column-width="54986*"/>
    </style:style>
    <style:style style:name="Table6.B" style:family="table-column">
      <style:table-column-properties style:column-width="0.5875in" style:rel-column-width="10549*"/>
    </style:style>
    <style:style style:name="Table6.1" style:family="table-row">
      <style:table-row-properties fo:background-color="transparent">
        <style:background-image/>
      </style:table-row-properties>
    </style:style>
    <style:style style:name="Table6.A1" style:family="table-cell">
      <style:table-cell-properties fo:background-color="transparent" fo:padding="0.0382in" fo:border-left="none" fo:border-right="none" fo:border-top="0.05pt solid #000000" fo:border-bottom="0.05pt solid #000000">
        <style:background-image/>
      </style:table-cell-properties>
    </style:style>
    <style:style style:name="Table6.A2" style:family="table-cell">
      <style:table-cell-properties fo:background-color="#cccccc" fo:padding="0.0382in" fo:border="none">
        <style:background-image/>
      </style:table-cell-properties>
    </style:style>
    <style:style style:name="Table6.A3" style:family="table-cell">
      <style:table-cell-properties fo:padding="0.0382in" fo:border="none"/>
    </style:style>
    <style:style style:name="Table6.B3" style:family="table-cell">
      <style:table-cell-properties fo:padding="0.0382in" fo:border="none"/>
    </style:style>
    <style:style style:name="Table6.A5" style:family="table-cell">
      <style:table-cell-properties fo:background-color="#ffffff" fo:padding="0.0382in" fo:border="none">
        <style:background-image/>
      </style:table-cell-properties>
    </style:style>
    <style:style style:name="Table6.A17" style:family="table-cell">
      <style:table-cell-properties fo:background-color="#ffffff" fo:padding="0.0382in" fo:border-left="none" fo:border-right="none" fo:border-top="none" fo:border-bottom="0.05pt solid #000000">
        <style:background-image/>
      </style:table-cell-properties>
    </style:style>
    <style:style style:name="Table3" style:family="table">
      <style:table-properties style:width="3.65in" table:align="margins" fo:background-color="transparent">
        <style:background-image/>
      </style:table-properties>
    </style:style>
    <style:style style:name="Table3.A" style:family="table-column">
      <style:table-column-properties style:column-width="0.5625in" style:rel-column-width="10099*"/>
    </style:style>
    <style:style style:name="Table3.B" style:family="table-column">
      <style:table-column-properties style:column-width="3.0875in" style:rel-column-width="55436*"/>
    </style:style>
    <style:style style:name="Table3.1" style:family="table-row">
      <style:table-row-properties fo:background-color="transparent">
        <style:background-image/>
      </style:table-row-properties>
    </style:style>
    <style:style style:name="Table3.A1" style:family="table-cell">
      <style:table-cell-properties fo:background-color="transparent" fo:padding="0.0382in" fo:border-left="none" fo:border-right="none" fo:border-top="0.05pt solid #000000" fo:border-bottom="0.05pt solid #000000">
        <style:background-image/>
      </style:table-cell-properties>
    </style:style>
    <style:style style:name="Table3.A2" style:family="table-cell">
      <style:table-cell-properties fo:background-color="#cccccc" fo:padding="0.0382in" fo:border="none">
        <style:background-image/>
      </style:table-cell-properties>
    </style:style>
    <style:style style:name="Table3.A3" style:family="table-cell">
      <style:table-cell-properties fo:padding="0.0382in" fo:border="none"/>
    </style:style>
    <style:style style:name="Table3.B3" style:family="table-cell">
      <style:table-cell-properties fo:padding="0.0382in" fo:border="none"/>
    </style:style>
    <style:style style:name="Table3.A5" style:family="table-cell">
      <style:table-cell-properties fo:padding="0.0382in" fo:border="none"/>
    </style:style>
    <style:style style:name="Table3.B5" style:family="table-cell">
      <style:table-cell-properties fo:padding="0.0382in" fo:border="none"/>
    </style:style>
    <style:style style:name="Table3.A7" style:family="table-cell">
      <style:table-cell-properties fo:padding="0.0382in" fo:border="none"/>
    </style:style>
    <style:style style:name="Table3.B7" style:family="table-cell">
      <style:table-cell-properties fo:padding="0.0382in" fo:border="none"/>
    </style:style>
    <style:style style:name="Table3.A9" style:family="table-cell">
      <style:table-cell-properties fo:background-color="#ffffff" fo:padding="0.0382in" fo:border="none">
        <style:background-image/>
      </style:table-cell-properties>
    </style:style>
    <style:style style:name="Table3.A18" style:family="table-cell">
      <style:table-cell-properties fo:background-color="#cccccc" fo:padding="0.0382in" fo:border-left="none" fo:border-right="none" fo:border-top="none" fo:border-bottom="0.05pt solid #000000">
        <style:background-image/>
      </style:table-cell-properties>
    </style:style>
    <style:style style:name="Table4" style:family="table">
      <style:table-properties style:width="3.65in" table:align="margins" fo:background-color="transparent">
        <style:background-image/>
      </style:table-properties>
    </style:style>
    <style:style style:name="Table4.A" style:family="table-column">
      <style:table-column-properties style:column-width="0.5625in" style:rel-column-width="10099*"/>
    </style:style>
    <style:style style:name="Table4.B" style:family="table-column">
      <style:table-column-properties style:column-width="3.0875in" style:rel-column-width="55436*"/>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0382in" fo:border-left="none" fo:border-right="none" fo:border-top="0.05pt solid #000000" fo:border-bottom="0.05pt solid #000000">
        <style:background-image/>
      </style:table-cell-properties>
    </style:style>
    <style:style style:name="Table4.A2" style:family="table-cell">
      <style:table-cell-properties fo:background-color="#cccccc" fo:padding="0.0382in" fo:border="none">
        <style:background-image/>
      </style:table-cell-properties>
    </style:style>
    <style:style style:name="Table4.A3" style:family="table-cell">
      <style:table-cell-properties fo:padding="0.0382in" fo:border="none"/>
    </style:style>
    <style:style style:name="Table4.B3" style:family="table-cell">
      <style:table-cell-properties fo:padding="0.0382in" fo:border="none"/>
    </style:style>
    <style:style style:name="Table4.A5" style:family="table-cell">
      <style:table-cell-properties fo:padding="0.0382in" fo:border="none"/>
    </style:style>
    <style:style style:name="Table4.B5" style:family="table-cell">
      <style:table-cell-properties fo:padding="0.0382in" fo:border="none"/>
    </style:style>
    <style:style style:name="Table4.A7" style:family="table-cell">
      <style:table-cell-properties fo:padding="0.0382in" fo:border="none"/>
    </style:style>
    <style:style style:name="Table4.B7" style:family="table-cell">
      <style:table-cell-properties fo:padding="0.0382in" fo:border="none"/>
    </style:style>
    <style:style style:name="Table4.A9" style:family="table-cell">
      <style:table-cell-properties fo:padding="0.0382in" fo:border="none"/>
    </style:style>
    <style:style style:name="Table4.B9" style:family="table-cell">
      <style:table-cell-properties fo:padding="0.0382in" fo:border="none"/>
    </style:style>
    <style:style style:name="Table4.A11" style:family="table-cell">
      <style:table-cell-properties fo:background-color="#ffffff" fo:padding="0.0382in" fo:border="none">
        <style:background-image/>
      </style:table-cell-properties>
    </style:style>
    <style:style style:name="Table4.A2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Table_20_Contents">
      <style:text-properties fo:font-size="9pt" style:font-size-asian="9pt" style:font-size-complex="9pt"/>
    </style:style>
    <style:style style:name="P2" style:family="paragraph" style:parent-style-name="Table_20_Contents">
      <style:text-properties fo:font-size="9pt" officeooo:paragraph-rsid="00446a52" style:font-size-asian="9pt" style:font-size-complex="9pt"/>
    </style:style>
    <style:style style:name="P3" style:family="paragraph" style:parent-style-name="Table_20_Contents">
      <style:text-properties fo:font-size="8pt" style:font-size-asian="8pt" style:font-size-complex="8pt"/>
    </style:style>
    <style:style style:name="P4" style:family="paragraph" style:parent-style-name="Table_20_Contents">
      <style:paragraph-properties fo:text-align="justify" style:justify-single-word="false"/>
      <style:text-properties style:use-window-font-color="true" style:font-name="Liberation Serif" fo:font-size="9pt" fo:font-weight="bold" officeooo:rsid="00149c09" officeooo:paragraph-rsid="00149c09"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style:use-window-font-color="true" style:font-name="Liberation Serif" fo:font-size="9pt" fo:font-weight="bold" officeooo:rsid="00149c09" officeooo:paragraph-rsid="00149c09" style:font-size-asian="9pt" style:font-weight-asian="bold" style:font-size-complex="9pt" style:font-weight-complex="bold"/>
    </style:style>
    <style:style style:name="P6" style:family="paragraph" style:parent-style-name="Table_20_Contents">
      <style:paragraph-properties fo:text-align="justify" style:justify-single-word="false"/>
      <style:text-properties style:use-window-font-color="true" style:font-name="Liberation Serif" fo:font-size="9pt" fo:font-weight="bold" officeooo:rsid="0015d421" officeooo:paragraph-rsid="0015d421" style:font-size-asian="9pt" style:font-weight-asian="bold" style:font-size-complex="9pt" style:font-weight-complex="bold"/>
    </style:style>
    <style:style style:name="P7" style:family="paragraph" style:parent-style-name="Table_20_Contents">
      <style:paragraph-properties fo:text-align="justify" style:justify-single-word="false"/>
      <style:text-properties style:use-window-font-color="true" style:font-name="Liberation Serif" fo:font-size="9pt" fo:font-weight="bold" officeooo:rsid="00509366" officeooo:paragraph-rsid="00509366"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style:use-window-font-color="true" style:font-name="Liberation Serif" fo:font-size="9pt" fo:font-weight="bold" officeooo:rsid="0066b806" officeooo:paragraph-rsid="0066b806"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style:use-window-font-color="true" style:font-name="Liberation Serif" fo:font-size="9pt" officeooo:rsid="00149c09" officeooo:paragraph-rsid="00149c09" style:font-size-asian="9pt" style:font-size-complex="9pt"/>
    </style:style>
    <style:style style:name="P10" style:family="paragraph" style:parent-style-name="Table_20_Contents">
      <style:paragraph-properties fo:text-align="center" style:justify-single-word="false"/>
      <style:text-properties style:use-window-font-color="true" style:font-name="Liberation Serif" fo:font-size="9pt" style:font-size-asian="9pt" style:font-size-complex="9pt"/>
    </style:style>
    <style:style style:name="P11" style:family="paragraph" style:parent-style-name="Table_20_Contents">
      <style:paragraph-properties fo:text-align="justify" style:justify-single-word="false"/>
      <style:text-properties style:use-window-font-color="true" style:font-name="Liberation Serif" fo:font-size="9pt" style:font-size-asian="9pt" style:font-size-complex="9pt"/>
    </style:style>
    <style:style style:name="P12" style:family="paragraph" style:parent-style-name="Table_20_Contents">
      <style:paragraph-properties fo:text-align="justify" style:justify-single-word="false"/>
      <style:text-properties style:use-window-font-color="true" style:font-name="Liberation Serif" fo:font-size="9pt" officeooo:rsid="00179693" officeooo:paragraph-rsid="00179693" style:font-size-asian="9pt" style:font-size-complex="9pt"/>
    </style:style>
    <style:style style:name="P13" style:family="paragraph" style:parent-style-name="Table_20_Contents">
      <style:paragraph-properties fo:text-align="justify" style:justify-single-word="false"/>
      <style:text-properties style:use-window-font-color="true" style:font-name="Liberation Serif" fo:font-size="9pt" officeooo:rsid="005169f7" officeooo:paragraph-rsid="005169f7" style:font-size-asian="9pt" style:font-size-complex="9pt"/>
    </style:style>
    <style:style style:name="P14" style:family="paragraph" style:parent-style-name="Table_20_Contents">
      <style:paragraph-properties fo:text-align="justify" style:justify-single-word="false"/>
      <style:text-properties style:use-window-font-color="true" style:font-name="Liberation Serif" fo:font-size="9pt" officeooo:rsid="00522f12" officeooo:paragraph-rsid="00522f12" style:font-size-asian="9pt" style:font-size-complex="9pt"/>
    </style:style>
    <style:style style:name="P15" style:family="paragraph" style:parent-style-name="Table_20_Contents">
      <style:paragraph-properties fo:text-align="center" style:justify-single-word="false"/>
      <style:text-properties style:use-window-font-color="true" style:font-name="Liberation Serif" fo:font-size="9pt" officeooo:rsid="0066b806" officeooo:paragraph-rsid="0066b806" style:font-size-asian="9pt" style:font-size-complex="9pt"/>
    </style:style>
    <style:style style:name="P16" style:family="paragraph" style:parent-style-name="Table_20_Contents">
      <style:paragraph-properties fo:text-align="center" style:justify-single-word="false"/>
      <style:text-properties style:use-window-font-color="true" fo:font-size="9pt" fo:font-weight="bold" officeooo:rsid="00221043" officeooo:paragraph-rsid="0027387d"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style:use-window-font-color="true" fo:font-size="9pt" fo:font-weight="bold" officeooo:rsid="00221043" officeooo:paragraph-rsid="00290a4b" style:font-size-asian="9pt" style:font-weight-asian="bold" style:font-size-complex="9pt" style:font-weight-complex="bold"/>
    </style:style>
    <style:style style:name="P18" style:family="paragraph" style:parent-style-name="Table_20_Contents">
      <style:text-properties style:use-window-font-color="true" fo:font-size="9pt" fo:font-weight="bold" officeooo:rsid="00221043" officeooo:paragraph-rsid="0027387d" style:font-size-asian="9pt" style:font-weight-asian="bold" style:font-size-complex="9pt" style:font-weight-complex="bold"/>
    </style:style>
    <style:style style:name="P19" style:family="paragraph" style:parent-style-name="Table_20_Contents">
      <style:text-properties style:use-window-font-color="true" fo:font-size="9pt" fo:font-weight="bold" officeooo:rsid="00221043" officeooo:paragraph-rsid="00290a4b"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style:use-window-font-color="true" fo:font-size="9pt" fo:font-weight="bold" officeooo:rsid="00446a52" officeooo:paragraph-rsid="00446a52"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style:use-window-font-color="true" fo:font-size="9pt" fo:font-weight="bold" officeooo:rsid="0044b31b" officeooo:paragraph-rsid="0044b31b"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style:use-window-font-color="true" fo:font-size="9pt" fo:font-weight="bold" officeooo:rsid="00290a4b" officeooo:paragraph-rsid="00290a4b"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style:use-window-font-color="true" fo:font-size="9pt" fo:font-weight="bold" officeooo:rsid="0044ef14" officeooo:paragraph-rsid="0044ef14" style:font-size-asian="9pt" style:font-weight-asian="bold" style:font-size-complex="9pt" style:font-weight-complex="bold"/>
    </style:style>
    <style:style style:name="P24" style:family="paragraph" style:parent-style-name="Table_20_Contents">
      <style:text-properties style:use-window-font-color="true" fo:font-size="9pt" officeooo:paragraph-rsid="0027387d" style:font-size-asian="9pt" style:font-size-complex="9pt"/>
    </style:style>
    <style:style style:name="P25" style:family="paragraph" style:parent-style-name="Table_20_Contents">
      <style:text-properties style:use-window-font-color="true" fo:font-size="9pt" officeooo:rsid="0044b31b" officeooo:paragraph-rsid="0044b31b" style:font-size-asian="9pt" style:font-size-complex="9pt"/>
    </style:style>
    <style:style style:name="P26" style:family="paragraph" style:parent-style-name="Table_20_Contents">
      <style:text-properties style:use-window-font-color="true" fo:font-size="9pt" officeooo:paragraph-rsid="00290a4b" style:font-size-asian="9pt" style:font-size-complex="9pt"/>
    </style:style>
    <style:style style:name="P27" style:family="paragraph" style:parent-style-name="Table_20_Contents">
      <style:text-properties style:use-window-font-color="true" fo:font-size="9pt" officeooo:rsid="0044ef14" officeooo:paragraph-rsid="0044ef14" style:font-size-asian="9pt" style:font-size-complex="9pt"/>
    </style:style>
    <style:style style:name="P28" style:family="paragraph" style:parent-style-name="Table_20_Contents">
      <style:text-properties style:use-window-font-color="true" fo:font-size="9pt" officeooo:paragraph-rsid="0044ef14" style:font-size-asian="9pt" style:font-size-complex="9pt"/>
    </style:style>
    <style:style style:name="P29" style:family="paragraph" style:parent-style-name="Table_20_Contents">
      <style:text-properties style:use-window-font-color="true" fo:font-size="9pt" officeooo:rsid="004e64b9" officeooo:paragraph-rsid="004e64b9" style:font-size-asian="9pt" style:font-size-complex="9pt"/>
    </style:style>
    <style:style style:name="P30" style:family="paragraph" style:parent-style-name="Table_20_Contents">
      <style:text-properties style:use-window-font-color="true" fo:font-size="9pt" officeooo:rsid="004f9f20" officeooo:paragraph-rsid="004f9f20" style:font-size-asian="9pt" style:font-size-complex="9pt"/>
    </style:style>
    <style:style style:name="P3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b9f7f" officeooo:paragraph-rsid="001b9f7f" style:font-size-asian="5.25pt" style:font-style-asian="normal" style:font-weight-asian="bold" style:font-size-complex="6pt" style:font-style-complex="normal" style:font-weight-complex="bold"/>
    </style:style>
    <style:style style:name="P3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b9f7f" officeooo:paragraph-rsid="00660352" style:font-size-asian="5.25pt" style:font-style-asian="normal" style:font-weight-asian="bold" style:font-size-complex="6pt" style:font-style-complex="normal" style:font-weight-complex="bold"/>
    </style:style>
    <style:style style:name="P3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9f1dc" officeooo:paragraph-rsid="003d2227" style:font-size-asian="5.25pt" style:font-style-asian="normal" style:font-weight-asian="bold" style:font-size-complex="6pt" style:font-style-complex="normal" style:font-weight-complex="bold"/>
    </style:style>
    <style:style style:name="P3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b9f7f" style:font-size-asian="5.25pt" style:font-style-asian="normal" style:font-weight-asian="normal" style:font-size-complex="6pt" style:font-style-complex="normal" style:font-weight-complex="normal"/>
    </style:style>
    <style:style style:name="P3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d93a9" style:font-size-asian="5.25pt" style:font-style-asian="normal" style:font-weight-asian="normal" style:font-size-complex="6pt" style:font-style-complex="normal" style:font-weight-complex="normal"/>
    </style:style>
    <style:style style:name="P3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49543" style:font-size-asian="5.25pt" style:font-style-asian="normal" style:font-weight-asian="normal" style:font-size-complex="6pt" style:font-style-complex="normal" style:font-weight-complex="normal"/>
    </style:style>
    <style:style style:name="P3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30446" style:font-size-asian="5.25pt" style:font-style-asian="normal" style:font-weight-asian="normal" style:font-size-complex="6pt" style:font-style-complex="normal" style:font-weight-complex="normal"/>
    </style:style>
    <style:style style:name="P3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9f1dc" officeooo:paragraph-rsid="0019f1dc" style:font-size-asian="5.25pt" style:font-style-asian="normal" style:font-weight-asian="normal" style:font-size-complex="6pt" style:font-style-complex="normal" style:font-weight-complex="normal"/>
    </style:style>
    <style:style style:name="P3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5d421" officeooo:paragraph-rsid="00305466" style:font-size-asian="5.25pt" style:font-style-asian="normal" style:font-weight-asian="normal" style:font-size-complex="6pt" style:font-style-complex="normal" style:font-weight-complex="normal"/>
    </style:style>
    <style:style style:name="P4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59bd9" officeooo:paragraph-rsid="00159bd9" style:font-size-asian="5.25pt" style:font-style-asian="normal" style:font-weight-asian="normal" style:font-size-complex="6pt" style:font-style-complex="normal" style:font-weight-complex="normal"/>
    </style:style>
    <style:style style:name="P4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407c55" officeooo:paragraph-rsid="003f55ed" style:font-size-asian="5.25pt" style:font-style-asian="normal" style:font-weight-asian="normal" style:font-size-complex="6pt" style:font-style-complex="normal" style:font-weight-complex="normal"/>
    </style:style>
    <style:style style:name="P4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1f3f5e" style:font-size-asian="5.25pt" style:font-style-asian="normal" style:font-weight-asian="normal" style:font-size-complex="6pt" style:font-style-complex="normal" style:font-weight-complex="normal"/>
    </style:style>
    <style:style style:name="P4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207f8b" style:font-size-asian="5.25pt" style:font-style-asian="normal" style:font-weight-asian="normal" style:font-size-complex="6pt" style:font-style-complex="normal" style:font-weight-complex="normal"/>
    </style:style>
    <style:style style:name="P4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7387d" officeooo:paragraph-rsid="0027387d" style:font-size-asian="5.25pt" style:font-style-asian="normal" style:font-weight-asian="normal" style:font-size-complex="6pt" style:font-style-complex="normal" style:font-weight-complex="normal"/>
    </style:style>
    <style:style style:name="P4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07f8b" officeooo:paragraph-rsid="00660352" style:font-size-asian="5.25pt" style:font-style-asian="normal" style:font-weight-asian="normal" style:font-size-complex="6pt" style:font-style-complex="normal" style:font-weight-complex="normal"/>
    </style:style>
    <style:style style:name="P4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21043" officeooo:paragraph-rsid="0027387d" fo:background-color="transparent" style:font-size-asian="5.25pt" style:font-style-asian="normal" style:font-weight-asian="normal" style:font-size-complex="6pt" style:font-style-complex="normal" style:font-weight-complex="normal"/>
    </style:style>
    <style:style style:name="P4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bold" officeooo:rsid="00305466" officeooo:paragraph-rsid="00305466" style:font-size-asian="5.25pt" style:font-style-asian="normal" style:font-weight-asian="bold" style:font-size-complex="6pt" style:font-style-complex="normal" style:font-weight-complex="bold"/>
    </style:style>
    <style:style style:name="P4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27387d" officeooo:paragraph-rsid="0027387d" style:font-size-asian="3.5pt" style:font-style-asian="normal" style:font-weight-asian="bold" style:font-size-complex="4pt" style:font-style-complex="normal" style:font-weight-complex="bold"/>
    </style:style>
    <style:style style:name="P4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11ae7a" officeooo:paragraph-rsid="0011ae7a" style:font-size-asian="3.5pt" style:font-style-asian="normal" style:font-weight-asian="bold" style:font-size-complex="4pt" style:font-style-complex="normal" style:font-weight-complex="bold"/>
    </style:style>
    <style:style style:name="P5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11ae7a" officeooo:paragraph-rsid="006737fc" style:font-size-asian="3.5pt" style:font-style-asian="normal" style:font-weight-asian="bold" style:font-size-complex="4pt" style:font-style-complex="normal" style:font-weight-complex="bold"/>
    </style:style>
    <style:style style:name="P5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3f55ed" officeooo:paragraph-rsid="003f55ed" style:font-size-asian="3.5pt" style:font-style-asian="normal" style:font-weight-asian="bold" style:font-size-complex="4pt" style:font-style-complex="normal" style:font-weight-complex="bold"/>
    </style:style>
    <style:style style:name="P5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207f8b" officeooo:paragraph-rsid="00660352" style:font-size-asian="3.5pt" style:font-style-asian="normal" style:font-weight-asian="bold" style:font-size-complex="4pt" style:font-style-complex="normal" style:font-weight-complex="bold"/>
    </style:style>
    <style:style style:name="P5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style:text-underline-style="none" fo:font-weight="bold" officeooo:rsid="002b6df1" officeooo:paragraph-rsid="00509366" fo:background-color="transparent" style:font-size-asian="3.5pt" style:font-style-asian="normal" style:font-weight-asian="bold" style:font-size-complex="4pt" style:font-style-complex="normal" style:font-weight-complex="bold"/>
    </style:style>
    <style:style style:name="P5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07f8b" officeooo:paragraph-rsid="00207f8b" style:font-size-asian="9pt" style:font-style-asian="normal" style:font-weight-asian="normal" style:font-size-complex="9pt" style:font-style-complex="normal" style:font-weight-complex="normal"/>
    </style:style>
    <style:style style:name="P5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21043" officeooo:paragraph-rsid="00290a4b" fo:background-color="transparent" style:font-size-asian="9pt" style:font-style-asian="normal" style:font-weight-asian="normal" style:font-size-complex="9pt" style:font-style-complex="normal" style:font-weight-complex="normal"/>
    </style:style>
    <style:style style:name="P5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07f8b" officeooo:paragraph-rsid="00660352" style:font-size-asian="7.84999990463257pt" style:font-style-asian="normal" style:font-weight-asian="normal" style:font-size-complex="9pt" style:font-style-complex="normal" style:font-weight-complex="normal"/>
    </style:style>
    <style:style style:name="P5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fo:font-weight="normal" officeooo:rsid="0011ae7a" officeooo:paragraph-rsid="006737fc" style:font-size-asian="7.84999990463257pt" style:font-style-asian="normal" style:font-weight-asian="normal" style:font-size-complex="9pt" style:font-style-complex="normal" style:font-weight-complex="normal"/>
    </style:style>
    <style:style style:name="P5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11ae7a" officeooo:paragraph-rsid="0011ae7a" style:font-size-asian="13pt" style:font-style-asian="normal" style:font-weight-asian="bold" style:font-size-complex="13pt" style:font-style-complex="normal" style:font-weight-complex="bold"/>
    </style:style>
    <style:style style:name="P5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11ae7a" officeooo:paragraph-rsid="006737fc" style:font-size-asian="13pt" style:font-style-asian="normal" style:font-weight-asian="bold" style:font-size-complex="13pt" style:font-style-complex="normal" style:font-weight-complex="bold"/>
    </style:style>
    <style:style style:name="P6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3f55ed" officeooo:paragraph-rsid="003f55ed" style:font-size-asian="13pt" style:font-style-asian="normal" style:font-weight-asian="bold" style:font-size-complex="13pt" style:font-style-complex="normal" style:font-weight-complex="bold"/>
    </style:style>
    <style:style style:name="P6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207f8b" officeooo:paragraph-rsid="00660352" style:font-size-asian="13pt" style:font-style-asian="normal" style:font-weight-asian="bold" style:font-size-complex="13pt" style:font-style-complex="normal" style:font-weight-complex="bold"/>
    </style:style>
    <style:style style:name="P6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27387d" officeooo:paragraph-rsid="0027387d" style:font-size-asian="13pt" style:font-style-asian="normal" style:font-weight-asian="bold" style:font-size-complex="13pt" style:font-style-complex="normal" style:font-weight-complex="bold"/>
    </style:style>
    <style:style style:name="P6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style:text-underline-style="none" fo:font-weight="bold" officeooo:rsid="002b6df1" officeooo:paragraph-rsid="00509366" fo:background-color="transparent" style:font-size-asian="13pt" style:font-style-asian="normal" style:font-weight-asian="bold" style:font-size-complex="13pt" style:font-style-complex="normal" style:font-weight-complex="bold"/>
    </style:style>
    <style:style style:name="P6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305466" style:font-size-asian="10pt" style:font-style-asian="normal" style:font-weight-asian="bold" style:font-size-complex="10pt" style:font-style-complex="normal" style:font-weight-complex="bold"/>
    </style:style>
    <style:style style:name="P6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3d2227" style:font-size-asian="10pt" style:font-style-asian="normal" style:font-weight-asian="bold" style:font-size-complex="10pt" style:font-style-complex="normal" style:font-weight-complex="bold"/>
    </style:style>
    <style:style style:name="P6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3f55ed" style:font-size-asian="10pt" style:font-style-asian="normal" style:font-weight-asian="bold" style:font-size-complex="10pt" style:font-style-complex="normal" style:font-weight-complex="bold"/>
    </style:style>
    <style:style style:name="P6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407c55" style:font-size-asian="10pt" style:font-style-asian="normal" style:font-weight-asian="bold" style:font-size-complex="10pt" style:font-style-complex="normal" style:font-weight-complex="bold"/>
    </style:style>
    <style:style style:name="P6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660352" style:font-size-asian="10pt" style:font-style-asian="normal" style:font-weight-asian="bold" style:font-size-complex="10pt" style:font-style-complex="normal" style:font-weight-complex="bold"/>
    </style:style>
    <style:style style:name="P6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668ee8" style:font-size-asian="10pt" style:font-style-asian="normal" style:font-weight-asian="bold" style:font-size-complex="10pt" style:font-style-complex="normal" style:font-weight-complex="bold"/>
    </style:style>
    <style:style style:name="P7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6a9cbc" style:font-size-asian="10pt" style:font-style-asian="normal" style:font-weight-asian="bold" style:font-size-complex="10pt" style:font-style-complex="normal" style:font-weight-complex="bold"/>
    </style:style>
    <style:style style:name="P7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78d4a4" style:font-size-asian="10pt" style:font-style-asian="normal" style:font-weight-asian="bold" style:font-size-complex="10pt" style:font-style-complex="normal" style:font-weight-complex="bold"/>
    </style:style>
    <style:style style:name="P7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509366" style:font-size-asian="10pt" style:font-style-asian="normal" style:font-weight-asian="bold" style:font-size-complex="10pt" style:font-style-complex="normal" style:font-weight-complex="bold"/>
    </style:style>
    <style:style style:name="P7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9bd9" officeooo:paragraph-rsid="00305466" style:font-size-asian="10pt" style:font-style-asian="normal" style:font-weight-asian="bold" style:font-size-complex="10pt" style:font-style-complex="normal" style:font-weight-complex="bold"/>
    </style:style>
    <style:style style:name="P7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ab12" officeooo:paragraph-rsid="00305466" style:font-size-asian="10pt" style:font-style-asian="normal" style:font-weight-asian="bold" style:font-size-complex="10pt" style:font-style-complex="normal" style:font-weight-complex="bold"/>
    </style:style>
    <style:style style:name="P7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27387d" officeooo:paragraph-rsid="0027387d" style:font-size-asian="10pt" style:font-style-asian="normal" style:font-weight-asian="bold" style:font-size-complex="10pt" style:font-style-complex="normal" style:font-weight-complex="bold"/>
    </style:style>
    <style:style style:name="P7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27387d" officeooo:paragraph-rsid="005597cc" style:font-size-asian="10pt" style:font-style-asian="normal" style:font-weight-asian="bold" style:font-size-complex="10pt" style:font-style-complex="normal" style:font-weight-complex="bold"/>
    </style:style>
    <style:style style:name="P7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9f1dc" officeooo:paragraph-rsid="00305466" style:font-size-asian="10pt" style:font-style-asian="normal" style:font-weight-asian="bold" style:font-size-complex="10pt" style:font-style-complex="normal" style:font-weight-complex="bold"/>
    </style:style>
    <style:style style:name="P7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9f1dc" officeooo:paragraph-rsid="00305466" style:font-size-asian="10pt" style:font-style-asian="normal" style:font-weight-asian="normal" style:font-size-complex="10pt" style:font-style-complex="normal" style:font-weight-complex="normal"/>
    </style:style>
    <style:style style:name="P7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1ae7a" officeooo:paragraph-rsid="001f3f5e" style:font-size-asian="10pt" style:font-style-asian="normal" style:font-weight-asian="normal" style:font-size-complex="10pt" style:font-style-complex="normal" style:font-weight-complex="normal"/>
    </style:style>
    <style:style style:name="P8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1ae7a" officeooo:paragraph-rsid="00207f8b" style:font-size-asian="10pt" style:font-style-asian="normal" style:font-weight-asian="normal" style:font-size-complex="10pt" style:font-style-complex="normal" style:font-weight-complex="normal"/>
    </style:style>
    <style:style style:name="P8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1ae7a" officeooo:paragraph-rsid="006737fc" style:font-size-asian="10pt" style:font-style-asian="normal" style:font-weight-asian="normal" style:font-size-complex="10pt" style:font-style-complex="normal" style:font-weight-complex="normal"/>
    </style:style>
    <style:style style:name="P8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21043" officeooo:paragraph-rsid="00509366" fo:background-color="transparent" style:font-size-asian="10pt" style:font-style-asian="normal" style:font-weight-asian="normal" style:font-size-complex="10pt" style:font-style-complex="normal" style:font-weight-complex="normal"/>
    </style:style>
    <style:style style:name="P8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7387d" officeooo:paragraph-rsid="005597cc" style:font-size-asian="10pt" style:font-style-asian="normal" style:font-weight-asian="normal" style:font-size-complex="10pt" style:font-style-complex="normal" style:font-weight-complex="normal"/>
    </style:style>
    <style:style style:name="P8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italic" fo:font-weight="bold" officeooo:rsid="0019f1dc" officeooo:paragraph-rsid="0019f1dc" style:font-size-asian="10pt" style:font-style-asian="italic" style:font-weight-asian="bold" style:font-size-complex="10pt" style:font-style-complex="italic" style:font-weight-complex="bold"/>
    </style:style>
    <style:style style:name="P8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fo:color="#383d3c" style:font-name="Liberation Serif" fo:font-size="6pt" fo:font-style="normal" style:text-underline-style="none" fo:font-weight="bold" officeooo:rsid="00305466" officeooo:paragraph-rsid="00305466" style:font-size-asian="5.25pt" style:font-style-asian="normal" style:font-weight-asian="bold" style:font-size-complex="6pt" style:font-style-complex="normal" style:font-weight-complex="bold"/>
    </style:style>
    <style:style style:name="P8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fo:color="#383d3c" style:font-name="Liberation Serif" fo:font-size="6pt" fo:font-style="normal" style:text-underline-style="none" fo:font-weight="bold" officeooo:rsid="003d2227" officeooo:paragraph-rsid="00305466" style:font-size-asian="5.25pt" style:font-style-asian="normal" style:font-weight-asian="bold" style:font-size-complex="6pt" style:font-style-complex="normal" style:font-weight-complex="bold"/>
    </style:style>
    <style:style style:name="P87"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bold" officeooo:rsid="0015ab12" officeooo:paragraph-rsid="0015ab12" style:font-size-asian="5.25pt" style:font-style-asian="normal" style:font-weight-asian="bold" style:font-size-complex="6pt" style:font-style-complex="normal" style:font-weight-complex="bold"/>
    </style:style>
    <style:style style:name="P88"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normal" officeooo:rsid="00149c09" officeooo:paragraph-rsid="00149c09" style:font-size-asian="5.25pt" style:font-style-asian="normal" style:font-weight-asian="normal" style:font-size-complex="6pt" style:font-style-complex="normal" style:font-weight-complex="normal"/>
    </style:style>
    <style:style style:name="P89" style:family="paragraph" style:parent-style-name="Text_20_body">
      <loext:graphic-properties draw:fill="none"/>
      <style:paragraph-properties fo:margin-top="0in" fo:margin-bottom="0in" loext:contextual-spacing="false" fo:line-height="100%" fo:text-align="center" style:justify-single-word="false" fo:background-color="transparent"/>
      <style:text-properties style:use-window-font-color="true" style:font-name="Liberation Serif" fo:font-size="4pt" fo:font-style="italic" fo:font-weight="normal" officeooo:rsid="001ce6df" officeooo:paragraph-rsid="000ea91e" style:font-size-asian="3.5pt" style:font-style-asian="italic" style:font-weight-asian="normal" style:font-size-complex="4pt" style:font-style-complex="italic" style:font-weight-complex="normal"/>
    </style:style>
    <style:style style:name="P90" style:family="paragraph" style:parent-style-name="Subtitle">
      <loext:graphic-properties draw:fill="none"/>
      <style:paragraph-properties fo:margin-top="0in" fo:margin-bottom="0in" loext:contextual-spacing="false" fo:line-height="100%" fo:text-align="center" style:justify-single-word="false" fo:background-color="transparent"/>
      <style:text-properties style:use-window-font-color="true" style:font-name="Liberation Serif" fo:font-size="11pt" fo:font-style="italic" fo:font-weight="normal" officeooo:rsid="001ce6df" officeooo:paragraph-rsid="000ea91e" style:font-size-asian="11pt" style:font-style-asian="italic" style:font-weight-asian="normal" style:font-size-complex="11pt" style:font-style-complex="italic" style:font-weight-complex="normal"/>
    </style:style>
    <style:style style:name="P91" style:family="paragraph" style:parent-style-name="Title">
      <style:paragraph-properties fo:line-height="100%" fo:text-align="center" style:justify-single-word="false"/>
      <style:text-properties style:use-window-font-color="true" style:font-name="Pointedly Mad" fo:font-size="28pt" fo:font-weight="normal" officeooo:rsid="001ce6df" officeooo:paragraph-rsid="000ea91e" style:font-size-asian="28pt" style:font-weight-asian="normal" style:font-size-complex="28pt" style:font-weight-complex="normal"/>
    </style:style>
    <style:style style:name="P92" style:family="paragraph" style:parent-style-name="Text_20_body">
      <style:text-properties fo:font-size="10pt" style:font-size-asian="10pt" style:font-size-complex="10pt"/>
    </style:style>
    <style:style style:name="P93" style:family="paragraph" style:parent-style-name="Text_20_body">
      <style:text-properties style:use-window-font-color="true" fo:font-size="10pt" fo:font-weight="bold" officeooo:rsid="00221043" officeooo:paragraph-rsid="0027387d" fo:background-color="transparent" style:font-size-asian="10pt" style:font-weight-asian="bold" style:font-size-complex="10pt" style:font-weight-complex="bold"/>
    </style:style>
    <style:style style:name="P94" style:family="paragraph" style:parent-style-name="Text_20_body">
      <style:text-properties style:use-window-font-color="true" fo:font-size="10pt" fo:font-weight="bold" officeooo:rsid="00221043" officeooo:paragraph-rsid="00290a4b" fo:background-color="transparent" style:font-size-asian="10pt" style:font-weight-asian="bold" style:font-size-complex="10pt" style:font-weight-complex="bold"/>
    </style:style>
    <style:style style:name="P95" style:family="paragraph" style:parent-style-name="Standard">
      <loext:graphic-properties draw:fill="none"/>
      <style:paragraph-properties fo:margin-top="0.0201in" fo:margin-bottom="0.0201in" loext:contextual-spacing="false" fo:line-height="100%" fo:text-align="justify" style:justify-single-word="false" fo:background-color="transparent"/>
      <style:text-properties fo:color="#383d3c" style:font-name="Liberation Serif" fo:font-size="8pt" fo:font-style="normal" style:text-underline-style="none" fo:font-weight="normal" officeooo:rsid="00266362" officeooo:paragraph-rsid="00509366" style:font-size-asian="7pt" style:font-style-asian="normal" style:font-weight-asian="normal" style:font-size-complex="8pt" style:font-style-complex="normal" style:font-weight-complex="normal"/>
    </style:style>
    <style:style style:name="P9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509366" officeooo:paragraph-rsid="00509366" style:font-size-asian="5.25pt" style:font-style-asian="normal" style:font-weight-asian="normal" style:font-size-complex="6pt" style:font-style-complex="normal" style:font-weight-complex="normal"/>
    </style:style>
    <style:style style:name="P97" style:family="paragraph" style:parent-style-name="Table_20_Contents">
      <style:paragraph-properties fo:text-align="justify" style:justify-single-word="false"/>
      <style:text-properties style:use-window-font-color="true" style:font-name="Liberation Serif" fo:font-size="9pt" fo:font-weight="bold" officeooo:rsid="005169f7" officeooo:paragraph-rsid="005169f7" style:font-size-asian="9pt" style:font-weight-asian="bold" style:font-size-complex="9pt" style:font-weight-complex="bold"/>
    </style:style>
    <style:style style:name="P98" style:family="paragraph" style:parent-style-name="Table_20_Contents">
      <style:paragraph-properties fo:text-align="justify" style:justify-single-word="false"/>
      <style:text-properties style:use-window-font-color="true" style:font-name="Liberation Serif" fo:font-size="9pt" fo:font-weight="bold" officeooo:rsid="00522f12" officeooo:paragraph-rsid="00522f12" style:font-size-asian="9pt" style:font-weight-asian="bold" style:font-size-complex="9pt" style:font-weight-complex="bold"/>
    </style:style>
    <style:style style:name="T1" style:family="text">
      <style:text-properties officeooo:rsid="002d4d28"/>
    </style:style>
    <style:style style:name="T2" style:family="text">
      <style:text-properties officeooo:rsid="00593309"/>
    </style:style>
    <style:style style:name="T3" style:family="text">
      <style:text-properties officeooo:rsid="002d9378"/>
    </style:style>
    <style:style style:name="T4" style:family="text">
      <style:text-properties officeooo:rsid="000ea91e"/>
    </style:style>
    <style:style style:name="T5" style:family="text">
      <style:text-properties style:font-name="Liberation Serif"/>
    </style:style>
    <style:style style:name="T6" style:family="text">
      <style:text-properties style:font-name="Liberation Serif" fo:font-size="9pt" officeooo:rsid="000ea91e" style:font-size-asian="7.84999990463257pt" style:font-size-complex="9pt"/>
    </style:style>
    <style:style style:name="T7" style:family="text">
      <style:text-properties style:font-name="Liberation Serif" fo:font-size="9pt" officeooo:rsid="00868a69" style:font-size-asian="7.84999990463257pt" style:font-size-complex="9pt"/>
    </style:style>
    <style:style style:name="T8" style:family="text">
      <style:text-properties style:font-name="Liberation Serif" officeooo:rsid="0046724e"/>
    </style:style>
    <style:style style:name="T9" style:family="text">
      <style:text-properties fo:font-weight="normal" style:font-weight-asian="normal" style:font-weight-complex="normal"/>
    </style:style>
    <style:style style:name="T10" style:family="text">
      <style:text-properties fo:font-weight="normal" officeooo:rsid="00149543" style:font-weight-asian="normal" style:font-weight-complex="normal"/>
    </style:style>
    <style:style style:name="T11" style:family="text">
      <style:text-properties fo:font-weight="normal" officeooo:rsid="00149c09" style:font-weight-asian="normal" style:font-weight-complex="normal"/>
    </style:style>
    <style:style style:name="T12" style:family="text">
      <style:text-properties fo:font-weight="normal" officeooo:rsid="0015ab12" style:font-weight-asian="normal" style:font-weight-complex="normal"/>
    </style:style>
    <style:style style:name="T13" style:family="text">
      <style:text-properties fo:font-weight="normal" officeooo:rsid="0015d421" style:font-weight-asian="normal" style:font-weight-complex="normal"/>
    </style:style>
    <style:style style:name="T14" style:family="text">
      <style:text-properties fo:font-weight="normal" officeooo:rsid="00181ad1" style:font-weight-asian="normal" style:font-weight-complex="normal"/>
    </style:style>
    <style:style style:name="T15" style:family="text">
      <style:text-properties fo:font-weight="normal" officeooo:rsid="001db688" style:font-weight-asian="normal" style:font-weight-complex="normal"/>
    </style:style>
    <style:style style:name="T16" style:family="text">
      <style:text-properties fo:font-weight="normal" officeooo:rsid="001f348f" style:font-weight-asian="normal" style:font-weight-complex="normal"/>
    </style:style>
    <style:style style:name="T17" style:family="text">
      <style:text-properties fo:font-weight="normal" officeooo:rsid="001f3f5e" style:font-weight-asian="normal" style:font-weight-complex="normal"/>
    </style:style>
    <style:style style:name="T18" style:family="text">
      <style:text-properties fo:font-weight="normal" officeooo:rsid="003acf24" style:font-weight-asian="normal" style:font-weight-complex="normal"/>
    </style:style>
    <style:style style:name="T19" style:family="text">
      <style:text-properties fo:font-weight="normal" officeooo:rsid="003d2227" style:font-weight-asian="normal" style:font-weight-complex="normal"/>
    </style:style>
    <style:style style:name="T20" style:family="text">
      <style:text-properties fo:font-weight="normal" officeooo:rsid="003f55ed" style:font-weight-asian="normal" style:font-weight-complex="normal"/>
    </style:style>
    <style:style style:name="T21" style:family="text">
      <style:text-properties fo:font-weight="normal" officeooo:rsid="00407c55" style:font-weight-asian="normal" style:font-weight-complex="normal"/>
    </style:style>
    <style:style style:name="T22" style:family="text">
      <style:text-properties fo:font-weight="normal" officeooo:rsid="0064ab80" style:font-weight-asian="normal" style:font-weight-complex="normal"/>
    </style:style>
    <style:style style:name="T23" style:family="text">
      <style:text-properties fo:font-weight="normal" officeooo:rsid="006737fc" style:font-weight-asian="normal" style:font-weight-complex="normal"/>
    </style:style>
    <style:style style:name="T24" style:family="text">
      <style:text-properties fo:font-weight="normal" officeooo:rsid="0068a776" style:font-weight-asian="normal" style:font-weight-complex="normal"/>
    </style:style>
    <style:style style:name="T25" style:family="text">
      <style:text-properties fo:font-weight="normal" officeooo:rsid="006d828b" style:font-weight-asian="normal" style:font-weight-complex="normal"/>
    </style:style>
    <style:style style:name="T26" style:family="text">
      <style:text-properties fo:font-weight="normal" officeooo:rsid="0072d63e" style:font-weight-asian="normal" style:font-weight-complex="normal"/>
    </style:style>
    <style:style style:name="T27" style:family="text">
      <style:text-properties fo:font-weight="normal" officeooo:rsid="0073f2bc" style:font-weight-asian="normal" style:font-weight-complex="normal"/>
    </style:style>
    <style:style style:name="T28" style:family="text">
      <style:text-properties fo:font-weight="normal" officeooo:rsid="007e17d8" style:font-weight-asian="normal" style:font-weight-complex="normal"/>
    </style:style>
    <style:style style:name="T29" style:family="text">
      <style:text-properties fo:font-weight="normal" officeooo:rsid="00872489" style:font-weight-asian="normal" style:font-weight-complex="normal"/>
    </style:style>
    <style:style style:name="T30" style:family="text">
      <style:text-properties fo:font-weight="normal" officeooo:rsid="00875721" style:font-weight-asian="normal" style:font-weight-complex="normal"/>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1b9f7f" style:font-weight-asian="normal" style:font-weight-complex="normal"/>
    </style:style>
    <style:style style:name="T34" style:family="text">
      <style:text-properties style:text-underline-style="none" fo:font-weight="normal" officeooo:rsid="00219594" style:font-weight-asian="normal" style:font-weight-complex="normal"/>
    </style:style>
    <style:style style:name="T35" style:family="text">
      <style:text-properties style:text-underline-style="none" fo:font-weight="normal" officeooo:rsid="00207f8b" style:font-weight-asian="normal" style:font-weight-complex="normal"/>
    </style:style>
    <style:style style:name="T36" style:family="text">
      <style:text-properties style:text-underline-style="none" fo:font-weight="normal" officeooo:rsid="00266362" style:font-weight-asian="normal" style:font-weight-complex="normal"/>
    </style:style>
    <style:style style:name="T37" style:family="text">
      <style:text-properties style:text-underline-style="none" fo:font-weight="normal" officeooo:rsid="0038d690" style:font-weight-asian="normal" style:font-weight-complex="normal"/>
    </style:style>
    <style:style style:name="T38" style:family="text">
      <style:text-properties style:text-underline-style="none" fo:font-weight="normal" officeooo:rsid="003f55ed" style:font-weight-asian="normal" style:font-weight-complex="normal"/>
    </style:style>
    <style:style style:name="T39" style:family="text">
      <style:text-properties style:text-underline-style="none" fo:font-weight="normal" officeooo:rsid="00407c55" style:font-weight-asian="normal" style:font-weight-complex="normal"/>
    </style:style>
    <style:style style:name="T40" style:family="text">
      <style:text-properties style:text-underline-style="none" fo:font-weight="normal" officeooo:rsid="0042028d" style:font-weight-asian="normal" style:font-weight-complex="normal"/>
    </style:style>
    <style:style style:name="T41" style:family="text">
      <style:text-properties style:text-underline-style="none" fo:font-weight="normal" officeooo:rsid="00446a52" style:font-weight-asian="normal" style:font-weight-complex="normal"/>
    </style:style>
    <style:style style:name="T42" style:family="text">
      <style:text-properties style:text-underline-style="none" fo:font-weight="normal" officeooo:rsid="0044b31b" style:font-weight-asian="normal" style:font-weight-complex="normal"/>
    </style:style>
    <style:style style:name="T43" style:family="text">
      <style:text-properties style:text-underline-style="none" fo:font-weight="normal" officeooo:rsid="00509366" style:font-weight-asian="normal" style:font-weight-complex="normal"/>
    </style:style>
    <style:style style:name="T44" style:family="text">
      <style:text-properties style:text-underline-style="none" fo:font-weight="normal" officeooo:rsid="0021370f" style:font-weight-asian="normal" style:font-weight-complex="normal"/>
    </style:style>
    <style:style style:name="T45" style:family="text">
      <style:text-properties style:text-underline-style="none" fo:font-weight="normal" officeooo:rsid="005597cc" style:font-weight-asian="normal" style:font-weight-complex="normal"/>
    </style:style>
    <style:style style:name="T46" style:family="text">
      <style:text-properties style:text-underline-style="none" fo:font-weight="normal" officeooo:rsid="006238e8" style:font-weight-asian="normal" style:font-weight-complex="normal"/>
    </style:style>
    <style:style style:name="T47" style:family="text">
      <style:text-properties style:text-underline-style="none" fo:font-weight="normal" officeooo:rsid="00668ee8" style:font-weight-asian="normal" style:font-weight-complex="normal"/>
    </style:style>
    <style:style style:name="T48" style:family="text">
      <style:text-properties style:text-underline-style="none" fo:font-weight="normal" officeooo:rsid="0066b806" style:font-weight-asian="normal" style:font-weight-complex="normal"/>
    </style:style>
    <style:style style:name="T49" style:family="text">
      <style:text-properties style:text-underline-style="none" fo:font-weight="normal" officeooo:rsid="006737fc" style:font-weight-asian="normal" style:font-weight-complex="normal"/>
    </style:style>
    <style:style style:name="T50" style:family="text">
      <style:text-properties style:text-underline-style="none" fo:font-weight="normal" officeooo:rsid="006881f7" style:font-weight-asian="normal" style:font-weight-complex="normal"/>
    </style:style>
    <style:style style:name="T51" style:family="text">
      <style:text-properties style:text-underline-style="none" fo:font-weight="normal" officeooo:rsid="0068a776" style:font-weight-asian="normal" style:font-weight-complex="normal"/>
    </style:style>
    <style:style style:name="T52" style:family="text">
      <style:text-properties style:text-underline-style="none" fo:font-weight="normal" officeooo:rsid="006a9cbc" style:font-weight-asian="normal" style:font-weight-complex="normal"/>
    </style:style>
    <style:style style:name="T53" style:family="text">
      <style:text-properties style:text-underline-style="none" fo:font-weight="normal" officeooo:rsid="006f77c3" style:font-weight-asian="normal" style:font-weight-complex="normal"/>
    </style:style>
    <style:style style:name="T54" style:family="text">
      <style:text-properties style:text-underline-style="none" fo:font-weight="normal" officeooo:rsid="007692d3" style:font-weight-asian="normal" style:font-weight-complex="normal"/>
    </style:style>
    <style:style style:name="T55" style:family="text">
      <style:text-properties style:text-underline-style="none" fo:font-weight="normal" officeooo:rsid="0076c58e" style:font-weight-asian="normal" style:font-weight-complex="normal"/>
    </style:style>
    <style:style style:name="T56" style:family="text">
      <style:text-properties style:text-underline-style="none" fo:font-weight="normal" officeooo:rsid="0076fa2f" style:font-weight-asian="normal" style:font-weight-complex="normal"/>
    </style:style>
    <style:style style:name="T57" style:family="text">
      <style:text-properties style:text-underline-style="none" fo:font-weight="normal" officeooo:rsid="0077dcd7" style:font-weight-asian="normal" style:font-weight-complex="normal"/>
    </style:style>
    <style:style style:name="T58" style:family="text">
      <style:text-properties style:text-underline-style="none" fo:font-weight="normal" officeooo:rsid="007a547d" style:font-weight-asian="normal" style:font-weight-complex="normal"/>
    </style:style>
    <style:style style:name="T59" style:family="text">
      <style:text-properties style:text-underline-style="none" fo:font-weight="normal" officeooo:rsid="00872489" style:font-weight-asian="normal" style:font-weight-complex="normal"/>
    </style:style>
    <style:style style:name="T60" style:family="text">
      <style:text-properties style:text-underline-style="none" fo:font-weight="normal" officeooo:rsid="00899f6c" style:font-weight-asian="normal" style:font-weight-complex="normal"/>
    </style:style>
    <style:style style:name="T61" style:family="text">
      <style:text-properties style:text-underline-style="none" fo:font-weight="bold" officeooo:rsid="001f3f5e" style:font-weight-asian="bold" style:font-weight-complex="bold"/>
    </style:style>
    <style:style style:name="T62" style:family="text">
      <style:text-properties style:text-underline-style="none" fo:font-weight="bold" officeooo:rsid="00305466" style:font-weight-asian="bold" style:font-weight-complex="bold"/>
    </style:style>
    <style:style style:name="T63" style:family="text">
      <style:text-properties style:text-underline-style="none" officeooo:rsid="001b9f7f"/>
    </style:style>
    <style:style style:name="T64" style:family="text">
      <style:text-properties style:text-underline-style="none" officeooo:rsid="001f3f5e"/>
    </style:style>
    <style:style style:name="T65" style:family="text">
      <style:text-properties style:text-underline-style="none" officeooo:rsid="00207f8b"/>
    </style:style>
    <style:style style:name="T66" style:family="text">
      <style:text-properties style:text-underline-style="none" officeooo:rsid="00219594"/>
    </style:style>
    <style:style style:name="T67" style:family="text">
      <style:text-properties style:text-underline-style="none" officeooo:rsid="00305466"/>
    </style:style>
    <style:style style:name="T68" style:family="text">
      <style:text-properties style:text-underline-style="none" officeooo:rsid="0038d690"/>
    </style:style>
    <style:style style:name="T69" style:family="text">
      <style:text-properties style:text-underline-style="none" officeooo:rsid="00407c55"/>
    </style:style>
    <style:style style:name="T70" style:family="text">
      <style:text-properties style:text-underline-style="none" officeooo:rsid="00266362"/>
    </style:style>
    <style:style style:name="T71" style:family="text">
      <style:text-properties style:text-underline-style="none" officeooo:rsid="0021370f"/>
    </style:style>
    <style:style style:name="T72" style:family="text">
      <style:text-properties style:text-underline-style="none" officeooo:rsid="005dda06"/>
    </style:style>
    <style:style style:name="T73" style:family="text">
      <style:text-properties style:text-underline-style="none" officeooo:rsid="00668ee8"/>
    </style:style>
    <style:style style:name="T74" style:family="text">
      <style:text-properties style:text-underline-style="none" officeooo:rsid="007ee530"/>
    </style:style>
    <style:style style:name="T75" style:family="text">
      <style:text-properties style:text-underline-style="none" officeooo:rsid="007f195c"/>
    </style:style>
    <style:style style:name="T76" style:family="text">
      <style:text-properties officeooo:rsid="00149543"/>
    </style:style>
    <style:style style:name="T77" style:family="text">
      <style:text-properties officeooo:rsid="00149c09"/>
    </style:style>
    <style:style style:name="T78" style:family="text">
      <style:text-properties officeooo:rsid="0015d421"/>
    </style:style>
    <style:style style:name="T79" style:family="text">
      <style:text-properties officeooo:rsid="00181ad1"/>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522f12" style:font-style-asian="normal" style:font-weight-asian="normal" style:font-style-complex="normal" style:font-weight-complex="normal"/>
    </style:style>
    <style:style style:name="T82" style:family="text">
      <style:text-properties fo:font-style="normal" fo:font-weight="normal" officeooo:rsid="0070a243" style:font-style-asian="normal" style:font-weight-asian="normal" style:font-style-complex="normal" style:font-weight-complex="normal"/>
    </style:style>
    <style:style style:name="T83" style:family="text">
      <style:text-properties officeooo:rsid="001db688"/>
    </style:style>
    <style:style style:name="T84" style:family="text">
      <style:text-properties officeooo:rsid="001f348f"/>
    </style:style>
    <style:style style:name="T85" style:family="text">
      <style:text-properties officeooo:rsid="00290a4b"/>
    </style:style>
    <style:style style:name="T86" style:family="text">
      <style:text-properties fo:font-weight="bold" officeooo:rsid="002d4d28" style:font-weight-asian="bold" style:font-weight-complex="bold"/>
    </style:style>
    <style:style style:name="T87" style:family="text">
      <style:text-properties fo:font-weight="bold" officeooo:rsid="0042028d" style:font-weight-asian="bold" style:font-weight-complex="bold"/>
    </style:style>
    <style:style style:name="T88" style:family="text">
      <style:text-properties fo:font-weight="bold" officeooo:rsid="00207f8b" style:font-weight-asian="bold" style:font-weight-complex="bold"/>
    </style:style>
    <style:style style:name="T89" style:family="text">
      <style:text-properties fo:color="#383d3c"/>
    </style:style>
    <style:style style:name="T90" style:family="text">
      <style:text-properties fo:color="#383d3c" style:text-underline-style="none"/>
    </style:style>
    <style:style style:name="T91" style:family="text">
      <style:text-properties fo:color="#383d3c" style:text-underline-style="none" officeooo:rsid="00305466"/>
    </style:style>
    <style:style style:name="T92" style:family="text">
      <style:text-properties fo:color="#383d3c" style:text-underline-style="none" officeooo:rsid="001b9f7f"/>
    </style:style>
    <style:style style:name="T93" style:family="text">
      <style:text-properties fo:color="#383d3c" style:text-underline-style="none" officeooo:rsid="0011ae7a"/>
    </style:style>
    <style:style style:name="T94" style:family="text">
      <style:text-properties fo:color="#383d3c" style:text-underline-style="none" fo:font-weight="bold" style:font-weight-asian="bold" style:font-weight-complex="bold"/>
    </style:style>
    <style:style style:name="T95" style:family="text">
      <style:text-properties fo:color="#383d3c" style:text-underline-style="none" fo:font-weight="bold" officeooo:rsid="00305466" style:font-weight-asian="bold" style:font-weight-complex="bold"/>
    </style:style>
    <style:style style:name="T96" style:family="text">
      <style:text-properties fo:color="#383d3c" style:text-underline-style="none" fo:font-weight="bold" officeooo:rsid="0011ae7a" style:font-weight-asian="bold" style:font-weight-complex="bold"/>
    </style:style>
    <style:style style:name="T97" style:family="text">
      <style:text-properties fo:color="#383d3c" style:text-underline-style="none" fo:font-weight="bold" officeooo:rsid="001f3f5e" style:font-weight-asian="bold" style:font-weight-complex="bold"/>
    </style:style>
    <style:style style:name="T98" style:family="text">
      <style:text-properties fo:color="#383d3c" style:text-underline-style="none" fo:font-weight="bold" officeooo:rsid="00207f8b" style:font-weight-asian="bold" style:font-weight-complex="bold"/>
    </style:style>
    <style:style style:name="T99" style:family="text">
      <style:text-properties fo:color="#383d3c" style:text-underline-style="none" fo:font-weight="bold" officeooo:rsid="00407c55" style:font-weight-asian="bold" style:font-weight-complex="bold"/>
    </style:style>
    <style:style style:name="T100" style:family="text">
      <style:text-properties fo:color="#383d3c" style:text-underline-style="none" fo:font-weight="bold" officeooo:rsid="00522f12" style:font-weight-asian="bold" style:font-weight-complex="bold"/>
    </style:style>
    <style:style style:name="T101" style:family="text">
      <style:text-properties fo:color="#383d3c" style:text-underline-style="none" fo:font-weight="bold" officeooo:rsid="0090f32f" style:font-weight-asian="bold" style:font-weight-complex="bold"/>
    </style:style>
    <style:style style:name="T102" style:family="text">
      <style:text-properties fo:color="#383d3c" style:text-underline-style="none" officeooo:rsid="001f3f5e"/>
    </style:style>
    <style:style style:name="T103" style:family="text">
      <style:text-properties fo:color="#383d3c" style:text-underline-style="none" officeooo:rsid="00207f8b"/>
    </style:style>
    <style:style style:name="T104" style:family="text">
      <style:text-properties fo:color="#383d3c" style:text-underline-style="none" officeooo:rsid="00217938"/>
    </style:style>
    <style:style style:name="T105" style:family="text">
      <style:text-properties fo:color="#383d3c" style:text-underline-style="none" fo:font-weight="normal" officeooo:rsid="00207f8b" style:font-weight-asian="normal" style:font-weight-complex="normal"/>
    </style:style>
    <style:style style:name="T106" style:family="text">
      <style:text-properties fo:color="#383d3c" style:text-underline-style="none" officeooo:rsid="003f55ed"/>
    </style:style>
    <style:style style:name="T107" style:family="text">
      <style:text-properties fo:color="#383d3c" style:text-underline-style="none" officeooo:rsid="00407c55"/>
    </style:style>
    <style:style style:name="T108" style:family="text">
      <style:text-properties fo:color="#383d3c" style:text-underline-style="none" officeooo:rsid="003d2227"/>
    </style:style>
    <style:style style:name="T109" style:family="text">
      <style:text-properties fo:color="#383d3c" style:text-underline-style="none" officeooo:rsid="00266362"/>
    </style:style>
    <style:style style:name="T110" style:family="text">
      <style:text-properties fo:color="#383d3c" style:text-underline-style="none" officeooo:rsid="00509366"/>
    </style:style>
    <style:style style:name="T111" style:family="text">
      <style:text-properties fo:color="#383d3c" style:text-underline-style="none" officeooo:rsid="00660352"/>
    </style:style>
    <style:style style:name="T112" style:family="text">
      <style:text-properties fo:color="#383d3c" style:text-underline-style="none" officeooo:rsid="00668ee8"/>
    </style:style>
    <style:style style:name="T113" style:family="text">
      <style:text-properties fo:color="#383d3c" officeooo:rsid="00407c55"/>
    </style:style>
    <style:style style:name="T114" style:family="text">
      <style:text-properties officeooo:rsid="003acf24"/>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style:text-underline-style="none" fo:font-weight="normal" style:font-style-asian="italic" style:font-weight-asian="normal" style:font-style-complex="italic" style:font-weight-complex="normal"/>
    </style:style>
    <style:style style:name="T117" style:family="text">
      <style:text-properties fo:font-style="italic" style:text-underline-style="none" fo:font-weight="normal" officeooo:rsid="00668ee8" style:font-style-asian="italic" style:font-weight-asian="normal" style:font-style-complex="italic" style:font-weight-complex="normal"/>
    </style:style>
    <style:style style:name="T118" style:family="text">
      <style:text-properties fo:font-style="italic" style:text-underline-style="none" fo:font-weight="normal" officeooo:rsid="001b9f7f" style:font-style-asian="italic" style:font-weight-asian="normal" style:font-style-complex="italic" style:font-weight-complex="normal"/>
    </style:style>
    <style:style style:name="T119" style:family="text">
      <style:text-properties fo:font-style="italic" style:text-underline-style="none" fo:font-weight="normal" officeooo:rsid="00207f8b" style:font-style-asian="italic" style:font-weight-asian="normal" style:font-style-complex="italic" style:font-weight-complex="normal"/>
    </style:style>
    <style:style style:name="T120" style:family="text">
      <style:text-properties style:use-window-font-color="true" officeooo:rsid="00446a52"/>
    </style:style>
    <style:style style:name="T121" style:family="text">
      <style:text-properties officeooo:rsid="0042028d"/>
    </style:style>
    <style:style style:name="T122" style:family="text">
      <style:text-properties officeooo:rsid="0046724e"/>
    </style:style>
    <style:style style:name="T123" style:family="text">
      <style:text-properties officeooo:rsid="0048c2df"/>
    </style:style>
    <style:style style:name="T124" style:family="text">
      <style:text-properties officeooo:rsid="004a973f"/>
    </style:style>
    <style:style style:name="T125" style:family="text">
      <style:text-properties officeooo:rsid="004b9466"/>
    </style:style>
    <style:style style:name="T126" style:family="text">
      <style:text-properties style:text-position="super 58%" officeooo:rsid="004b9466"/>
    </style:style>
    <style:style style:name="T127" style:family="text">
      <style:text-properties officeooo:rsid="004cd567"/>
    </style:style>
    <style:style style:name="T128" style:family="text">
      <style:text-properties officeooo:rsid="004f9f20"/>
    </style:style>
    <style:style style:name="T129" style:family="text">
      <style:text-properties officeooo:rsid="005005e8"/>
    </style:style>
    <style:style style:name="T130" style:family="text">
      <style:text-properties officeooo:rsid="00502476"/>
    </style:style>
    <style:style style:name="T131" style:family="text">
      <style:text-properties officeooo:rsid="00509366"/>
    </style:style>
    <style:style style:name="T132" style:family="text">
      <style:text-properties officeooo:rsid="00305466"/>
    </style:style>
    <style:style style:name="T133" style:family="text">
      <style:text-properties officeooo:rsid="00207f8b"/>
    </style:style>
    <style:style style:name="T134" style:family="text">
      <style:text-properties officeooo:rsid="0066b806"/>
    </style:style>
    <style:style style:name="T135" style:family="text">
      <style:text-properties officeooo:rsid="006737fc"/>
    </style:style>
    <style:style style:name="T136" style:family="text">
      <style:text-properties style:font-name="serif" fo:font-size="17.25pt"/>
    </style:style>
    <style:style style:name="T137" style:family="text">
      <style:text-properties officeooo:rsid="006f77c3"/>
    </style:style>
    <style:style style:name="T138" style:family="text">
      <style:text-properties officeooo:rsid="0071919d"/>
    </style:style>
    <style:style style:name="T139" style:family="text">
      <style:text-properties officeooo:rsid="0072b2ac"/>
    </style:style>
    <style:style style:name="T140" style:family="text">
      <style:text-properties officeooo:rsid="00858862"/>
    </style:style>
    <style:style style:name="T141" style:family="text">
      <style:text-properties officeooo:rsid="008724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T4">SotU * Omnibus </text:span><text:span text:style-name="T6">v</text:span><text:span text:style-name="T7">3</text:span></text:p>
      <text:p text:style-name="P90">Yet another minimal way to play D&amp;D</text:p>
      <text:p text:style-name="P89"/>
      <text:p text:style-name="P59"><text:span text:style-name="T5">Concept</text:span><text:span text:style-name="T136"> </text:span></text:p>
      <text:p text:style-name="P50"/>
      <text:p text:style-name="P81">A typical old-school D&amp;D module stats list for a monster looks like this: (AC6, MV9’, HD 1, hp 4, #AT1, D1-10 by halberd). The idea is that, if it’s enough for monsters, it should be enough for PCs too. This light-rule system enables <text:span text:style-name="T138">you</text:span> to play these modules in that way.</text:p>
      <text:p text:style-name="P57"/>
      <text:p text:style-name="P58">Build a PC</text:p>
      <text:p text:style-name="P49"/>
      <text:p text:style-name="P92"><text:span text:style-name="T90">1° </text:span><text:span text:style-name="T91">Choose a Race</text:span><text:span text:style-name="T92">:</text:span><text:span text:style-name="T63"> </text:span>Dwarves<text:span text:style-name="T9"> are short, cunning, </text:span><text:span text:style-name="T19">and </text:span><text:span text:style-name="T9">see well in dim light. </text:span>Elves<text:span text:style-name="T9"> are slim, wise, </text:span><text:span text:style-name="T19">and </text:span><text:span text:style-name="T9">see well in dim light. </text:span>Halflings<text:span text:style-name="T9"> are small, nimble, </text:span><text:span text:style-name="T22">and stealthy</text:span><text:span text:style-name="T9">. </text:span><text:span text:style-name="T132">Huma</text:span>n<text:span text:style-name="T132">s</text:span><text:span text:style-name="T9"> are tall, proud, </text:span><text:span text:style-name="T22">and quick learners</text:span><text:span text:style-name="T9">.</text:span></text:p>
      <text:p text:style-name="P37"/>
      <text:p text:style-name="P64"><text:span text:style-name="T91">2</text:span><text:span text:style-name="T90">° </text:span><text:span text:style-name="T91">Choose a Class</text:span><text:span text:style-name="T92">:</text:span><text:span text:style-name="T63"> </text:span><text:span text:style-name="T76">Clerics</text:span><text:span text:style-name="T10"> are powerful, devout, </text:span><text:span text:style-name="T12">and </text:span><text:span text:style-name="T10">cast magic spells. </text:span><text:span text:style-name="T12">They </text:span><text:span text:style-name="T10">have 1d6 per level (HD). </text:span>Fighters<text:span text:style-name="T9"> are strong, athletic, and superior in combat. </text:span><text:span text:style-name="T12">They </text:span><text:span text:style-name="T9">have </text:span><text:span text:style-name="T10">1d8 per level (HD)</text:span><text:span text:style-name="T9">. </text:span>Thieves<text:span text:style-name="T9"> are quick, subtle, and </text:span><text:span text:style-name="T26">deadly in stealth</text:span><text:span text:style-name="T9">. </text:span><text:span text:style-name="T12">They </text:span><text:span text:style-name="T9">have </text:span><text:span text:style-name="T10">1d6 per level (HD)</text:span><text:span text:style-name="T9">. </text:span>Wizards<text:span text:style-name="T9"> are uncanny, shrewd, </text:span><text:span text:style-name="T12">and </text:span><text:span text:style-name="T9">cast magic spells. </text:span><text:span text:style-name="T12">They </text:span><text:span text:style-name="T9">have </text:span><text:span text:style-name="T10">1d4 per level (HD)</text:span><text:span text:style-name="T9">.</text:span></text:p>
      <text:p text:style-name="P36"/>
      <text:p text:style-name="P64"><text:span text:style-name="T91">3</text:span><text:span text:style-name="T90">° </text:span><text:span text:style-name="T91">Choose an Armor</text:span><text:span text:style-name="T92">:</text:span><text:span text:style-name="T63"> </text:span><text:span text:style-name="T10">This determines your PC’s armor class (AC), movement rate (MV), </text:span><text:span text:style-name="T30">and encounter movement rate (EM)</text:span><text:span text:style-name="T10">. </text:span><text:span text:style-name="T77">Clerics</text:span><text:span text:style-name="T11"> and </text:span><text:span text:style-name="T77">Fighters</text:span><text:span text:style-name="T11"> can wear any armor. </text:span><text:span text:style-name="T77">Thieves</text:span><text:span text:style-name="T11"> can wear leather armor. </text:span><text:span text:style-name="T77">Wizards</text:span><text:span text:style-name="T11"> may not cast spells while wearing armor or using shields. </text:span><text:span text:style-name="T79">Dwarves</text:span><text:span text:style-name="T14"> and </text:span><text:span text:style-name="T79">Halflings </text:span><text:span text:style-name="T14">have a MV of 9</text:span><text:span text:style-name="T27">0</text:span><text:span text:style-name="T14"> in no armor.</text:span></text:p>
      <text:p text:style-name="P8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Armor</text:p>
          </table:table-cell>
          <table:table-cell table:style-name="Table1.A1" office:value-type="string">
            <text:p text:style-name="P5">AC</text:p>
          </table:table-cell>
          <table:table-cell table:style-name="Table1.A1" office:value-type="string">
            <text:p text:style-name="P5">MV</text:p>
          </table:table-cell>
          <table:table-cell table:style-name="Table1.A1" office:value-type="string">
            <text:p text:style-name="P8"><text:span text:style-name="T135">E</text:span>M</text:p>
          </table:table-cell>
        </table:table-row>
        <table:table-row table:style-name="Table1.1">
          <table:table-cell table:style-name="Table1.A2" office:value-type="string">
            <text:p text:style-name="P4">No armor</text:p>
          </table:table-cell>
          <table:table-cell table:style-name="Table1.A2" office:value-type="string">
            <text:p text:style-name="P9">9</text:p>
          </table:table-cell>
          <table:table-cell table:style-name="Table1.A2" office:value-type="string">
            <text:p text:style-name="P9">12<text:span text:style-name="T137">0</text:span></text:p>
          </table:table-cell>
          <table:table-cell table:style-name="Table1.A2" office:value-type="string">
            <text:p text:style-name="P15">40</text:p>
          </table:table-cell>
        </table:table-row>
        <table:table-row>
          <table:table-cell table:style-name="Table1.A5" office:value-type="string">
            <text:p text:style-name="P4">Leather armor</text:p>
          </table:table-cell>
          <table:table-cell table:style-name="Table1.B5" office:value-type="string">
            <text:p text:style-name="P9">7</text:p>
          </table:table-cell>
          <table:table-cell table:style-name="Table1.C3" office:value-type="string">
            <text:p text:style-name="P9">9<text:span text:style-name="T137">0</text:span></text:p>
          </table:table-cell>
          <table:table-cell table:style-name="Table1.D3" office:value-type="string">
            <text:p text:style-name="P15">30</text:p>
          </table:table-cell>
        </table:table-row>
        <table:table-row table:style-name="Table1.1">
          <table:table-cell table:style-name="Table1.A2" office:value-type="string">
            <text:p text:style-name="P4">Chainmail</text:p>
          </table:table-cell>
          <table:table-cell table:style-name="Table1.A2" office:value-type="string">
            <text:p text:style-name="P9">5</text:p>
          </table:table-cell>
          <table:table-cell table:style-name="Table1.A2" office:value-type="string">
            <text:p text:style-name="P9">6<text:span text:style-name="T137">0</text:span></text:p>
          </table:table-cell>
          <table:table-cell table:style-name="Table1.A2" office:value-type="string">
            <text:p text:style-name="P15">20</text:p>
          </table:table-cell>
        </table:table-row>
        <table:table-row>
          <table:table-cell table:style-name="Table1.A5" office:value-type="string">
            <text:p text:style-name="P4">Plate mail</text:p>
          </table:table-cell>
          <table:table-cell table:style-name="Table1.B5" office:value-type="string">
            <text:p text:style-name="P9">3</text:p>
          </table:table-cell>
          <table:table-cell table:style-name="Table1.C5" office:value-type="string">
            <text:p text:style-name="P9">3<text:span text:style-name="T137">0</text:span></text:p>
          </table:table-cell>
          <table:table-cell table:style-name="Table1.D5" office:value-type="string">
            <text:p text:style-name="P15">10</text:p>
          </table:table-cell>
        </table:table-row>
        <table:table-row table:style-name="Table1.1">
          <table:table-cell table:style-name="Table1.A6" office:value-type="string">
            <text:p text:style-name="P4">Shield</text:p>
          </table:table-cell>
          <table:table-cell table:style-name="Table1.A6" office:value-type="string">
            <text:p text:style-name="P10">-<text:span text:style-name="T77">1</text:span></text:p>
          </table:table-cell>
          <table:table-cell table:style-name="Table1.A6" office:value-type="string">
            <text:p text:style-name="P10">-<text:span text:style-name="T77">10</text:span></text:p>
          </table:table-cell>
          <table:table-cell table:style-name="Table1.A6" office:value-type="string">
            <text:p text:style-name="P10">-<text:span text:style-name="T134">3</text:span></text:p>
          </table:table-cell>
        </table:table-row>
      </table:table>
      <text:p text:style-name="P88"/>
      <text:p text:style-name="P47"/>
      <text:p text:style-name="P73"><text:span text:style-name="T91">4</text:span><text:span text:style-name="T93">° </text:span><text:span text:style-name="T91">Roll for Hit Points:</text:span><text:span text:style-name="T67"> </text:span><text:span text:style-name="T10">U</text:span><text:span text:style-name="T9">se the </text:span><text:span text:style-name="T23">Hit Dice (</text:span><text:span text:style-name="T9">HD</text:span><text:span text:style-name="T23">)</text:span><text:span text:style-name="T9"> for your class. So, 1d6 for a </text:span>Cleric<text:span text:style-name="T9"> starting at level 1, 1d8 for a </text:span>Fighter<text:span text:style-name="T9">, etc.</text:span></text:p>
      <text:p text:style-name="P40"/>
      <text:p text:style-name="P74"><text:span text:style-name="T91">5</text:span><text:span text:style-name="T93">° </text:span><text:span text:style-name="T91">Choose your Weapons:</text:span><text:span text:style-name="T67"> </text:span>Clerics<text:span text:style-name="T9"> choose two weapons, or one weapon and a shield. Clerics may use only a sling, mace, or hammer. </text:span>Fighters<text:span text:style-name="T9"> choose three weapons, or two weapons and a shield. Fighters may use any weapon. </text:span>Thieves<text:span text:style-name="T9"> choose two weapons, or one weapon and a shield. Thieves may use only a bow, dagger, sling, or sword. </text:span>Wizards<text:span text:style-name="T9"> choose two weapons. Wizards may use only a dagger, sling, or staff (2 handed weapon that deals 1d6 damage). </text:span><text:span text:style-name="T78">Dwarves</text:span><text:span text:style-name="T13"> and </text:span><text:span text:style-name="T78">Halflings </text:span><text:span text:style-name="T13">cannot use two handed weapons or longbows. </text:span><text:span text:style-name="T114">Elves</text:span><text:span text:style-name="T18"> can use 1-handed swords </text:span><text:span text:style-name="T19">and bows regardless of class but must have one hand </text:span><text:span text:style-name="T25">free</text:span><text:span text:style-name="T19"> when casting</text:span><text:span text:style-name="T18">.</text:span></text:p>
      <text:p text:style-name="P3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Weapon</text:p>
          </table:table-cell>
          <table:table-cell table:style-name="Table2.A1" office:value-type="string">
            <text:p text:style-name="P6">Description</text:p>
          </table:table-cell>
          <table:table-cell table:style-name="Table2.A1" office:value-type="string">
            <text:p text:style-name="P6">D</text:p>
          </table:table-cell>
        </table:table-row>
        <table:table-row table:style-name="Table2.1">
          <table:table-cell table:style-name="Table2.A2" office:value-type="string">
            <text:p text:style-name="P6">Small weapons</text:p>
          </table:table-cell>
          <table:table-cell table:style-name="Table2.A2" office:value-type="string">
            <text:p text:style-name="P11">Easily concealable (dagger, sling, ...)</text:p>
          </table:table-cell>
          <table:table-cell table:style-name="Table2.A2" office:value-type="string">
            <text:p text:style-name="P12">1d4</text:p>
          </table:table-cell>
        </table:table-row>
        <table:table-row>
          <table:table-cell table:style-name="Table2.A3" office:value-type="string">
            <text:p text:style-name="P6">Range weapons</text:p>
          </table:table-cell>
          <table:table-cell table:style-name="Table2.B3" office:value-type="string">
            <text:p text:style-name="P11">Bow, crossbow...</text:p>
          </table:table-cell>
          <table:table-cell table:style-name="Table2.C3" office:value-type="string">
            <text:p text:style-name="P12">1d6</text:p>
          </table:table-cell>
        </table:table-row>
        <table:table-row table:style-name="Table2.1">
          <table:table-cell table:style-name="Table2.A2" office:value-type="string">
            <text:p text:style-name="P6">Melee weapons</text:p>
          </table:table-cell>
          <table:table-cell table:style-name="Table2.A2" office:value-type="string">
            <text:p text:style-name="P11">Mace, sword, hammer,...</text:p>
          </table:table-cell>
          <table:table-cell table:style-name="Table2.A2" office:value-type="string">
            <text:p text:style-name="P12">1d8</text:p>
          </table:table-cell>
        </table:table-row>
        <table:table-row>
          <table:table-cell table:style-name="Table2.A5" office:value-type="string">
            <text:p text:style-name="P6">2-handed weapons</text:p>
          </table:table-cell>
          <table:table-cell table:style-name="Table2.B5" office:value-type="string">
            <text:p text:style-name="P11">2-Handed sword, polearm, ...</text:p>
          </table:table-cell>
          <table:table-cell table:style-name="Table2.C5" office:value-type="string">
            <text:p text:style-name="P12">1d10</text:p>
          </table:table-cell>
        </table:table-row>
      </table:table>
      <text:p text:style-name="P87"/>
      <text:p text:style-name="P85"/>
      <text:p text:style-name="P77"><text:span text:style-name="T91">6</text:span><text:span text:style-name="T93">° </text:span><text:span text:style-name="T91">Number of Attacks:</text:span><text:span text:style-name="T67"> </text:span><text:span text:style-name="T9">(AT) is 1 at start. For </text:span>Fighters<text:span text:style-name="T9"> it then rises to 2 at level 5, 3 at level 9, and so on. When a </text:span>Fighter<text:span text:style-name="T9"> kills a monster, he can make another attack at the end of the same round. </text:span>Clerics<text:span text:style-name="T9">, </text:span>Thieves<text:span text:style-name="T9">, and </text:span>Wizards<text:span text:style-name="T9"> may attack only once per round. When they kill a monster they do not gain a second attack at the end of the round.</text:span></text:p>
      <text:p text:style-name="P86"/>
      <text:p text:style-name="P72"><text:span text:style-name="T108">7</text:span><text:span text:style-name="T102">° </text:span><text:span text:style-name="T110">Purchase Equipment</text:span><text:span text:style-name="T109">:</text:span><text:span text:style-name="T105"> </text:span><text:span text:style-name="T43">Roll 1d6 and multiply that by 10. That is your starting gold pieces (gp). Use that to buy equipment from the table below.</text:span></text:p>
      <text:p text:style-name="P96"/>
      <table:table table:name="Table6" table:style-name="Table6">
        <table:table-column table:style-name="Table6.A"/>
        <table:table-column table:style-name="Table6.B"/>
        <table:table-row table:style-name="Table6.1">
          <table:table-cell table:style-name="Table6.A1" office:value-type="string">
            <text:p text:style-name="P7">Equipment</text:p>
          </table:table-cell>
          <table:table-cell table:style-name="Table6.A1" office:value-type="string">
            <text:p text:style-name="P7">GP</text:p>
          </table:table-cell>
        </table:table-row>
        <table:table-row table:style-name="Table6.1">
          <table:table-cell table:style-name="Table6.A2" office:value-type="string">
            <text:p text:style-name="P97">Backpack</text:p>
          </table:table-cell>
          <table:table-cell table:style-name="Table6.A2" office:value-type="string">
            <text:p text:style-name="P13">5</text:p>
          </table:table-cell>
        </table:table-row>
        <table:table-row>
          <table:table-cell table:style-name="Table6.A3" office:value-type="string">
            <text:p text:style-name="P97">Flask of Oil</text:p>
          </table:table-cell>
          <table:table-cell table:style-name="Table6.B3" office:value-type="string">
            <text:p text:style-name="P13">2</text:p>
          </table:table-cell>
        </table:table-row>
        <table:table-row table:style-name="Table6.1">
          <table:table-cell table:style-name="Table6.A2" office:value-type="string">
            <text:p text:style-name="P97">Flint &amp; Steel</text:p>
          </table:table-cell>
          <table:table-cell table:style-name="Table6.A2" office:value-type="string">
            <text:p text:style-name="P13">3</text:p>
          </table:table-cell>
        </table:table-row>
        <table:table-row table:style-name="Table6.1">
          <table:table-cell table:style-name="Table6.A5" office:value-type="string">
            <text:p text:style-name="P97">Hammer (Small)</text:p>
          </table:table-cell>
          <table:table-cell table:style-name="Table6.A5" office:value-type="string">
            <text:p text:style-name="P13">2</text:p>
          </table:table-cell>
        </table:table-row>
        <table:table-row table:style-name="Table6.1">
          <table:table-cell table:style-name="Table6.A2" office:value-type="string">
            <text:p text:style-name="P97">Holy Symbol</text:p>
          </table:table-cell>
          <table:table-cell table:style-name="Table6.A2" office:value-type="string">
            <text:p text:style-name="P13">25</text:p>
          </table:table-cell>
        </table:table-row>
        <table:table-row table:style-name="Table6.1">
          <table:table-cell table:style-name="Table6.A5" office:value-type="string">
            <text:p text:style-name="P97">Holy Water, Vial</text:p>
          </table:table-cell>
          <table:table-cell table:style-name="Table6.A5" office:value-type="string">
            <text:p text:style-name="P13">25</text:p>
          </table:table-cell>
        </table:table-row>
        <table:table-row table:style-name="Table6.1">
          <table:table-cell table:style-name="Table6.A2" office:value-type="string">
            <text:p text:style-name="P97">Iron Spikes (12)</text:p>
          </table:table-cell>
          <table:table-cell table:style-name="Table6.A2" office:value-type="string">
            <text:p text:style-name="P13">1</text:p>
          </table:table-cell>
        </table:table-row>
        <table:table-row table:style-name="Table6.1">
          <table:table-cell table:style-name="Table6.A5" office:value-type="string">
            <text:p text:style-name="P98">Lantern</text:p>
          </table:table-cell>
          <table:table-cell table:style-name="Table6.A5" office:value-type="string">
            <text:p text:style-name="P14">10</text:p>
          </table:table-cell>
        </table:table-row>
        <table:table-row table:style-name="Table6.1">
          <table:table-cell table:style-name="Table6.A2" office:value-type="string">
            <text:p text:style-name="P97">Mirror (small)</text:p>
          </table:table-cell>
          <table:table-cell table:style-name="Table6.A2" office:value-type="string">
            <text:p text:style-name="P13">5</text:p>
          </table:table-cell>
        </table:table-row>
        <table:table-row table:style-name="Table6.1">
          <table:table-cell table:style-name="Table6.A5" office:value-type="string">
            <text:p text:style-name="P97">Pole, 10’</text:p>
          </table:table-cell>
          <table:table-cell table:style-name="Table6.A5" office:value-type="string">
            <text:p text:style-name="P13">1</text:p>
          </table:table-cell>
        </table:table-row>
        <table:table-row table:style-name="Table6.1">
          <table:table-cell table:style-name="Table6.A2" office:value-type="string">
            <text:p text:style-name="P97">Rations, 1 Person/Week</text:p>
          </table:table-cell>
          <table:table-cell table:style-name="Table6.A2" office:value-type="string">
            <text:p text:style-name="P13">5</text:p>
          </table:table-cell>
        </table:table-row>
        <table:table-row table:style-name="Table6.1">
          <table:table-cell table:style-name="Table6.A5" office:value-type="string">
            <text:p text:style-name="P97">Rope, 50’</text:p>
          </table:table-cell>
          <table:table-cell table:style-name="Table6.A5" office:value-type="string">
            <text:p text:style-name="P13">1</text:p>
          </table:table-cell>
        </table:table-row>
        <table:table-row table:style-name="Table6.1">
          <table:table-cell table:style-name="Table6.A2" office:value-type="string">
            <text:p text:style-name="P97">Sack</text:p>
          </table:table-cell>
          <table:table-cell table:style-name="Table6.A2" office:value-type="string">
            <text:p text:style-name="P13">1</text:p>
          </table:table-cell>
        </table:table-row>
        <table:table-row table:style-name="Table6.1">
          <table:table-cell table:style-name="Table6.A5" office:value-type="string">
            <text:p text:style-name="P97">Thieves Tools</text:p>
          </table:table-cell>
          <table:table-cell table:style-name="Table6.A5" office:value-type="string">
            <text:p text:style-name="P13">25</text:p>
          </table:table-cell>
        </table:table-row>
        <table:table-row table:style-name="Table6.1">
          <table:table-cell table:style-name="Table6.A2" office:value-type="string">
            <text:p text:style-name="P97">Torches (6)</text:p>
          </table:table-cell>
          <table:table-cell table:style-name="Table6.A2" office:value-type="string">
            <text:p text:style-name="P13">1</text:p>
          </table:table-cell>
        </table:table-row>
        <table:table-row table:style-name="Table6.1">
          <table:table-cell table:style-name="Table6.A17" office:value-type="string">
            <text:p text:style-name="P97">Waterskin</text:p>
          </table:table-cell>
          <table:table-cell table:style-name="Table6.A17" office:value-type="string">
            <text:p text:style-name="P13">1</text:p>
          </table:table-cell>
        </table:table-row>
      </table:table>
      <text:p text:style-name="P95"/>
      <text:p text:style-name="P65"><text:span text:style-name="T110">8</text:span><text:span text:style-name="T102">° </text:span><text:span text:style-name="T109">Languages:</text:span><text:span text:style-name="T35"> </text:span><text:span text:style-name="T36">In addition to common, you know various languages depending on your race. </text:span><text:span text:style-name="T70">Dwarves</text:span><text:span text:style-name="T36"> can speak Dwarf, Common, Gnomish, Goblin, Orcish, and Kobold. </text:span><text:span text:style-name="T70">Elves</text:span><text:span text:style-name="T36"> can speak Common, Elvish, Gnoll, Hobgoblin, and Orcish. <text:s/></text:span><text:span text:style-name="T70">Halflings</text:span><text:span text:style-name="T36"> can speak Dwarf, Elf, Common, Gnomish, Goblin, Orcish, and Kobold. </text:span><text:span text:style-name="T70">Humans</text:span><text:span text:style-name="T36"> can speak Common and two other languages of their choosing.</text:span></text:p>
      <text:p text:style-name="P33"/>
      <text:p text:style-name="P78"><text:span text:style-name="T101">9</text:span><text:span text:style-name="T96">° </text:span><text:span text:style-name="T95">Choose a Name and Description:</text:span><text:span text:style-name="T62"> </text:span>Imagine what he was before becoming an adventurer. Your PC is ready.</text:p>
      <text:p text:style-name="P38"/>
      <text:p text:style-name="P84"><text:span text:style-name="T89">Example of character sheet:</text:span><text:span text:style-name="T80"> Wayland the Elf Fighter (AC 5 MV 6</text:span><text:span text:style-name="T82">0</text:span><text:span text:style-name="T80"> HD 3 hp 14 #AT 1 D 1d10 with a voulgue). </text:span><text:span text:style-name="T81">Languages: Common, Elvish, Gnoll, Hobgoblin, and Orcish. Equipment: Backpack, 2 Rations, Rope, 2 Waterskin.</text:span></text:p>
      <text:p text:style-name="P61"><text:soft-page-break/>Adventur<text:span text:style-name="T139">ing</text:span></text:p>
      <text:p text:style-name="P52"/>
      <text:p text:style-name="P71"><text:span text:style-name="T102">1° </text:span><text:span text:style-name="T92">Stealth &amp; stunts:</text:span><text:span text:style-name="T63"> </text:span><text:span text:style-name="T33">sneak</text:span><text:span text:style-name="T54">ing</text:span><text:span text:style-name="T33"> a monster, hid</text:span><text:span text:style-name="T54">ing</text:span><text:span text:style-name="T33"> in shadows, mov</text:span><text:span text:style-name="T54">ing</text:span><text:span text:style-name="T33"> silently, </text:span><text:span text:style-name="T34">pick</text:span><text:span text:style-name="T54">ing</text:span><text:span text:style-name="T34"> locks, </text:span><text:span text:style-name="T33">climb</text:span><text:span text:style-name="T54">ing</text:span><text:span text:style-name="T33">, or </text:span><text:span text:style-name="T56">swimming</text:span><text:span text:style-name="T33"> are easier with a lighter armor. For each such an action, roll 1d20 </text:span><text:span text:style-name="T118">under</text:span><text:span text:style-name="T33"> the character’s AC + level. So a 4th level adventurer with a leather armor and a shield must roll </text:span><text:span text:style-name="T55">9</text:span><text:span text:style-name="T33"> or under to climb a cliff. For easier actions, the </text:span><text:span text:style-name="T37">G</text:span><text:span text:style-name="T33">M may choose 1d10 rather than 1d20. </text:span><text:span text:style-name="T63">Halflings</text:span><text:span text:style-name="T33"> <text:s text:c="2"/>sneak up on monsters and hide in shadows </text:span><text:span text:style-name="T57">as if they were 4 levels higher</text:span><text:span text:style-name="T33">. </text:span><text:span text:style-name="T66">Thieves</text:span><text:span text:style-name="T34"> pick locks </text:span><text:span text:style-name="T57">as if they were 4 levels higher</text:span><text:span text:style-name="T34">.</text:span></text:p>
      <text:p text:style-name="P32"/>
      <text:p text:style-name="P68"><text:span text:style-name="T103">2</text:span><text:span text:style-name="T102">° </text:span><text:span text:style-name="T92">S</text:span><text:span text:style-name="T103">aving throws:</text:span><text:span text:style-name="T35"> when such a roll is needed for any reason, roll 1d20 </text:span><text:span text:style-name="T119">under</text:span><text:span text:style-name="T35"> the character’s level + 4. So 7th level adventurer must roll under 11 to escape a magical charm from a harpy. </text:span><text:span text:style-name="T65">Dwarves</text:span><text:span text:style-name="T35"> </text:span><text:span text:style-name="T44">and </text:span><text:span text:style-name="T71">Halflings </text:span><text:span text:style-name="T35">make saving throws against magic and poison as if they were 4 levels higher. This “level+4” rules apply to every other action which aren’t covered by the “stealth &amp; stunts” rule, but fits the common adventurers knowledge like searching for secrets doors or picking locks. </text:span><text:span text:style-name="T65">Dwarves</text:span><text:span text:style-name="T35"> note slanting passages, traps, shifting walls and new construction underground </text:span><text:span text:style-name="T36">as if they were 4 levels higher</text:span><text:span text:style-name="T35">.</text:span></text:p>
      <text:p text:style-name="P32"/>
      <text:p text:style-name="P68"><text:span text:style-name="T104">3</text:span><text:span text:style-name="T102">° </text:span><text:span text:style-name="T104">Dangers</text:span><text:span text:style-name="T103">:</text:span><text:span text:style-name="T65"> </text:span><text:span text:style-name="T35">If something could kill a man, like a fall, a fire or a trap, it does 1d8 points of damage. If it could kill a horse, 2d8. If it could kill an ogre, 4d8. </text:span><text:span text:style-name="T46">Etc</text:span><text:span text:style-name="T35">.</text:span></text:p>
      <text:p text:style-name="P45"/>
      <text:p text:style-name="P69"><text:span text:style-name="T111">4</text:span><text:span text:style-name="T102">° </text:span><text:span text:style-name="T111">Light</text:span><text:span text:style-name="T103">:</text:span><text:span text:style-name="T65"> </text:span><text:span text:style-name="T35"><text:s/></text:span><text:span text:style-name="T47">Torches give off a 30’ radius of light. </text:span><text:span text:style-name="T73">Elves</text:span><text:span text:style-name="T47"> and </text:span><text:span text:style-name="T73">Dwarves</text:span><text:span text:style-name="T47"> have </text:span><text:span text:style-name="T117">darkvision</text:span><text:span text:style-name="T47"> allowing them to see up to 60’ </text:span><text:span text:style-name="T60">in the dark</text:span><text:span text:style-name="T47">. Monsters are assumed to have darkvision as well in most cases. Creatures that can not see their target suffer a </text:span><text:span text:style-name="T59">+</text:span><text:span text:style-name="T47">4 penalty to hit</text:span><text:span text:style-name="T35">.</text:span></text:p>
      <text:p text:style-name="P45"/>
      <text:p text:style-name="P69"><text:span text:style-name="T112">5</text:span><text:span text:style-name="T102">° </text:span><text:span text:style-name="T112">Time</text:span><text:span text:style-name="T103">:</text:span><text:span text:style-name="T35"> </text:span><text:span text:style-name="T47">While adventuring time is measured in turns of 10 minutes</text:span><text:span text:style-name="T35">. </text:span><text:span text:style-name="T47">During encounters time is measured in rounds of 10 seconds.</text:span></text:p>
      <text:p text:style-name="P45"/>
      <text:p text:style-name="P70"><text:span text:style-name="T112">6</text:span><text:span text:style-name="T102">° </text:span><text:span text:style-name="T111">Movement</text:span><text:span text:style-name="T103">:</text:span><text:span text:style-name="T35"> </text:span><text:span text:style-name="T48">While adventuring movement is </text:span><text:span text:style-name="T58">measured in</text:span><text:span text:style-name="T48"> feet per turn (10 minutes)</text:span><text:span text:style-name="T35">. </text:span><text:span text:style-name="T53">This is the MV column on the armor table</text:span><text:span text:style-name="T48">. So an unarmored character can move 120’ per turn. </text:span><text:span text:style-name="T49">Adventuring movement assumes a slower exploration pace is being used </text:span><text:span text:style-name="T51">to map, move quietly, and navigate dark conditions</text:span><text:span text:style-name="T49">. </text:span><text:span text:style-name="T48">During an encounter the Encounter Movement (EM) is used. So an unarmored adventurer can move 40’ per round. </text:span><text:span text:style-name="T49">Encounter moment assumes the character is moving in short bursts of sprinting. </text:span><text:span text:style-name="T52">Shields reduce both speeds by the amount given on the armor table. </text:span><text:span text:style-name="T50">Characters attempting to stealth </text:span><text:span text:style-name="T51">during encounters </text:span><text:span text:style-name="T50">move at half speed.</text:span></text:p>
      <text:p text:style-name="P56"/>
      <text:p text:style-name="P60">Encounters</text:p>
      <text:p text:style-name="P51"/>
      <text:p text:style-name="P66"><text:span text:style-name="T90">1° </text:span><text:span text:style-name="T106">Surprise</text:span><text:span text:style-name="T92">:</text:span><text:span text:style-name="T63"> </text:span><text:span text:style-name="T38">If it is not obvious from the circumstances the GM will roll 1d6 to determine if either side is surprised.</text:span><text:span text:style-name="T9"> </text:span><text:span text:style-name="T20">If it is a 1 the players are surprised. If it is a 6 the monsters are surprised. </text:span><text:span text:style-name="T21">A surprised side will not act the first round.</text:span></text:p>
      <text:p text:style-name="P41"/>
      <text:p text:style-name="P66"><text:span text:style-name="T113">2° Initiative:</text:span><text:span text:style-name="T21"> </text:span><text:span text:style-name="T24">Each side rolls 1d6</text:span><text:span text:style-name="T21">. </text:span><text:span text:style-name="T24">The higher side wins and goes first. Then the other side goes. Initiative is rerolled each round. </text:span></text:p>
      <text:p text:style-name="P31"/>
      <text:p text:style-name="P67"><text:span text:style-name="T107">3</text:span><text:span text:style-name="T90">° </text:span><text:span text:style-name="T107">Diplomacy</text:span><text:span text:style-name="T92">:</text:span><text:span text:style-name="T63"> </text:span><text:span text:style-name="T40">An adventurer</text:span><text:span text:style-name="T39"> can attempt to use their words to avoid violence</text:span><text:span text:style-name="T9">. </text:span><text:span text:style-name="T21">After telling the GM what they say, the player </text:span><text:span text:style-name="T35">roll</text:span><text:span text:style-name="T39">s</text:span><text:span text:style-name="T35"> 1d20 </text:span><text:span text:style-name="T119">under</text:span><text:span text:style-name="T35"> the character’s level +4. </text:span><text:span text:style-name="T39">So a level 2 adventurer would need to roll under a 6. </text:span><text:span text:style-name="T40">The GM may choose to give the player a bonus or penalty depending on how convincing their argument is. </text:span><text:span text:style-name="T69">Humans</text:span><text:span text:style-name="T39"> make diplomacy checks as if they were 4 levels higher.</text:span></text:p>
      <text:p text:style-name="P34"/>
      <text:p text:style-name="P65"><text:span text:style-name="T107">4</text:span><text:span text:style-name="T90">° </text:span><text:span text:style-name="T102">Attack</text:span><text:span text:style-name="T92">:</text:span><text:span text:style-name="T63"> </text:span><text:span text:style-name="T15">R</text:span><text:span text:style-name="T9">oll 1d20 </text:span><text:span text:style-name="T19">then subtract your attack modifier </text:span><text:span text:style-name="T29">and add any additional bonuses or penalties from your race, equipment, or effects</text:span><text:span text:style-name="T9">. If the </text:span><text:span text:style-name="T19">result</text:span><text:span text:style-name="T9"> is </text:span><text:span text:style-name="T115">under</text:span><text:span text:style-name="T9"> your opponent’</text:span><text:span text:style-name="T19">s</text:span><text:span text:style-name="T9"> AC, it’s a hit. </text:span><text:span text:style-name="T16">A </text:span><text:span text:style-name="T83">Cleric’s</text:span><text:span text:style-name="T15"> attack </text:span><text:span text:style-name="T16">modifier</text:span><text:span text:style-name="T15"> </text:span><text:span text:style-name="T16">is equal to </text:span><text:span text:style-name="T15">the</text:span><text:span text:style-name="T16">ir</text:span><text:span text:style-name="T15"> level / 2 rounded up. So a level </text:span><text:span text:style-name="T17">3</text:span><text:span text:style-name="T15"> cleric </text:span><text:span text:style-name="T28">subtracts </text:span><text:span text:style-name="T17">2</text:span><text:span text:style-name="T16"> </text:span><text:span text:style-name="T28">from their roll</text:span><text:span text:style-name="T15">.</text:span><text:span text:style-name="T83"> Fighters’ </text:span><text:span text:style-name="T15">and</text:span><text:span text:style-name="T83"> Thieves’ </text:span><text:span text:style-name="T15">attack </text:span><text:span text:style-name="T16">modifiers are equal to their levels.</text:span><text:span text:style-name="T84"> </text:span><text:span text:style-name="T17">A </text:span><text:span text:style-name="T84">Wizard’s</text:span><text:span text:style-name="T16"> attack </text:span><text:span text:style-name="T17">modifier</text:span><text:span text:style-name="T16"> </text:span><text:span text:style-name="T17">is</text:span><text:span text:style-name="T16"> equal to their level / 3 rounded up. So a level 4 Wizard </text:span><text:span text:style-name="T28">subtracts 2 from their roll</text:span><text:span text:style-name="T17">.</text:span><text:span text:style-name="T16"> </text:span><text:span text:style-name="T115">Example:</text:span><text:span text:style-name="T9"> to hit an orc with AC 6, a level </text:span><text:span text:style-name="T19">3</text:span><text:span text:style-name="T9"> </text:span><text:span text:style-name="T15">fighter</text:span><text:span text:style-name="T9"> needs </text:span><text:span text:style-name="T19">to roll below a </text:span><text:span text:style-name="T9"><text:s/>9. </text:span>Dwarves<text:span text:style-name="T9"> gain a <text:s text:c="2"/>-1 bonus to hit Goblins, Orcs and Hobgoblins. They are also skilled against fighting opponents like Ogres, Trolls, and Giants, who have a +4 penalty to hit a dwarf. </text:span>Elves<text:span text:style-name="T9"> gain a -1 bonus to hit with bows, swords, and are immune to Ghoul paralysis. </text:span>Halflings<text:span text:style-name="T9"> are deadly with missile weapons, gaining a -3 bonus to hit. Their small size and skill are useful against fighting larger humanoid opponents, who have a +2 (human sized) or +4 (giant sized) penalty to hit.</text:span></text:p>
      <text:p text:style-name="P35"/>
      <text:p text:style-name="P79"><text:span text:style-name="T99">5</text:span><text:span text:style-name="T94">° </text:span><text:span text:style-name="T97">Damage:</text:span><text:span text:style-name="T61"> </text:span><text:span text:style-name="T64">When you hit an opponent, roll the damage (D) dice. </text:span><text:span text:style-name="T74">Subtract</text:span><text:span text:style-name="T64"> the result from your opponents hit points (hp). At or below 0, monsters are dead, and PC’s are knocked out. Monsters could kill them easily, but they won’t. Instead, they keep them as prisoners. This is just more pulp-like. </text:span><text:span text:style-name="T61">Thieves</text:span><text:span text:style-name="T64"> roll 2 damage (D) dice if they have successfully used stealth to remain undetected by their target.</text:span></text:p>
      <text:p text:style-name="P42"/>
      <text:p text:style-name="P80"><text:span text:style-name="T99">6</text:span><text:span text:style-name="T97">° </text:span><text:span text:style-name="T98">Morale</text:span><text:span text:style-name="T97">:</text:span><text:span text:style-name="T61"> </text:span><text:span text:style-name="T64">If outnumbered, after the first death, and when reduced to one-half number o</text:span><text:span text:style-name="T75">f</text:span><text:span text:style-name="T64"> hit points, monsters checks for morale. The </text:span><text:span text:style-name="T68">G</text:span><text:span text:style-name="T64">M rolls 1d10. If the result is over the monster’s hit dice, he will withdraw or surrender to get a better position.</text:span></text:p>
      <text:p text:style-name="P43"/>
      <text:p text:style-name="P80"><text:span text:style-name="T99">7</text:span><text:span text:style-name="T97">° </text:span><text:span text:style-name="T98">Rest and bandages</text:span><text:span text:style-name="T97">:</text:span><text:span text:style-name="T61"> </text:span><text:span text:style-name="T64">After </text:span><text:span text:style-name="T72">combat</text:span><text:span text:style-name="T64">, all hit points (hp) are restored back their initial score. After all, hit points reflect the capacity to escape or stand hits. If a PC has been sent below 0hp, he may needs a longer rest, or even healing magic like a</text:span><text:span text:style-name="T65"> </text:span><text:span text:style-name="T64">potion of healing), because he’s wounded.</text:span></text:p>
      <text:p text:style-name="P54"/>
      <text:p text:style-name="P63">Experience</text:p>
      <text:p text:style-name="P53"/>
      <text:p text:style-name="P82"><text:span text:style-name="T133">PCs start at level 1 (1 Hit Dice). Players get 100 experience points per monster’s hit dice and 1 experience point per gold piece found, split equally between the party. </text:span><text:span text:style-name="T87">Humans</text:span><text:span text:style-name="T121"> receive 10% additional experience points. The number of experience points needed to level up is the experience multiplier x the current level.</text:span><text:span text:style-name="T88"> </text:span><text:span text:style-name="T86">Clerics </text:span><text:span text:style-name="T1">and </text:span><text:span text:style-name="T86">Thieves </text:span><text:span text:style-name="T1">have a multiplier of 1000. </text:span><text:span text:style-name="T86">Fighters</text:span><text:span text:style-name="T1"> have a multiplier of 1500.</text:span><text:span text:style-name="T88"> </text:span><text:span text:style-name="T86">Wizards</text:span><text:span text:style-name="T1"> have a multiplier of 2000. Therefore a level 2 Wizard would need 4000 experience to reach level 3. Gaining a new level means better rolls for fight, save and actions, and more hit points. The player rerolls all hit dice. If the new score is better than the old one, he gets that new total. If not, he keeps the old one.</text:span></text:p>
      <text:p text:style-name="P62"><text:soft-page-break/>Magic</text:p>
      <text:p text:style-name="P48"/>
      <text:p text:style-name="P75"><text:span text:style-name="T102">T</text:span><text:span text:style-name="T90">urn Undead:</text:span><text:span text:style-name="T32"> Instead of attacking, a </text:span><text:span text:style-name="T31">cleric</text:span><text:span text:style-name="T32"> may attempt to turn undead. Roll 1d20 </text:span><text:span text:style-name="T116">under</text:span><text:span text:style-name="T32"> the cleric’s level + 4; and add or subtract the undead monster's HD if it is greater or lower than the cleric's level. So a 7th level cleric must roll under 17 to turn a 1 HD skeleton (7th level plus 4 equals 11; cleric is 6 HD higher than a 1 HD skeleton). Each turning attempt effects all undead within a 20' radius.</text:span></text:p>
      <text:p text:style-name="P44"/>
      <text:p text:style-name="P76"><text:span text:style-name="T90">Casting Spells:</text:span><text:span text:style-name="T32"> A </text:span><text:span text:style-name="T31">cleric</text:span><text:span text:style-name="T32"> may cast a total number of spells per day equal to their level minus one; with a maximum spell level equal to 1⁄2 </text:span><text:span text:style-name="T41">of their</text:span><text:span text:style-name="T32"> level. Thus a first level cleric cannot cast spells, and a third level cleric can cast 2 level 1 spells/day. </text:span><text:span text:style-name="T45">Clerics can cast any spells from the cleric list appropriate for their level.</text:span><text:span text:style-name="T32"> A </text:span><text:span text:style-name="T31">wizard</text:span><text:span text:style-name="T32"> may cast a total number of spells per day equal to their level; with a maximum spell level equal to 1⁄2 </text:span><text:span text:style-name="T42">of their</text:span><text:span text:style-name="T32"> level </text:span><text:span text:style-name="T41">(</text:span><text:span text:style-name="T32">rounded up). Thus a 1st level wizard can cast 1 level 1 spell per day, and a 3 rd level wizard can cast either 3 level 1 spells/day, or 1 second level spells and </text:span><text:span text:style-name="T42">1</text:span><text:span text:style-name="T32"> first level spell/day. Wizards must choose spells before each adventure. </text:span><text:span text:style-name="T45">Wizards know 1 spell at level 1 and learn 1 additional spell each time they level. They can also learn spells from scrolls and books.</text:span><text:span text:style-name="T32"> </text:span></text:p>
      <text:p text:style-name="P76"><text:span text:style-name="T32"><text:tab/>Spell </text:span><text:span text:style-name="T116">durations</text:span><text:span text:style-name="T32"> are measured in 10 minute (turns) or 10 second blocks of time (rounds).</text:span></text:p>
      <text:p text:style-name="P83"/>
      <text:p text:style-name="P93">Cleric Spell List</text:p>
      <table:table table:name="Table3" table:style-name="Table3">
        <table:table-column table:style-name="Table3.A"/>
        <table:table-column table:style-name="Table3.B"/>
        <table:table-row table:style-name="Table3.1">
          <table:table-cell table:style-name="Table3.A1" office:value-type="string">
            <text:p text:style-name="P16">Level</text:p>
          </table:table-cell>
          <table:table-cell table:style-name="Table3.A1" office:value-type="string">
            <text:p text:style-name="P18">Spell: Range and Effect</text:p>
          </table:table-cell>
        </table:table-row>
        <table:table-row table:style-name="Table3.1">
          <table:table-cell table:style-name="Table3.A2" office:value-type="string">
            <text:p text:style-name="P16">1</text:p>
          </table:table-cell>
          <table:table-cell table:style-name="Table3.A2" office:value-type="string">
            <text:p text:style-name="P24">Cure Light Wounds: touch, Heals 1d6 hp</text:p>
          </table:table-cell>
        </table:table-row>
        <table:table-row>
          <table:table-cell table:style-name="Table3.A7" office:value-type="string">
            <text:p text:style-name="P16">1</text:p>
          </table:table-cell>
          <table:table-cell table:style-name="Table3.B7" office:value-type="string">
            <text:p text:style-name="P24">Detect Evil: 120' Detects evil thought/intent for 6 turns</text:p>
          </table:table-cell>
        </table:table-row>
        <table:table-row table:style-name="Table3.1">
          <table:table-cell table:style-name="Table3.A2" office:value-type="string">
            <text:p text:style-name="P16">1</text:p>
          </table:table-cell>
          <table:table-cell table:style-name="Table3.A2" office:value-type="string">
            <text:p text:style-name="P24">Detect Magic: 60' Detect magic for 2 turns</text:p>
          </table:table-cell>
        </table:table-row>
        <table:table-row>
          <table:table-cell table:style-name="Table3.A7" office:value-type="string">
            <text:p text:style-name="P16">1</text:p>
          </table:table-cell>
          <table:table-cell table:style-name="Table3.B7" office:value-type="string">
            <text:p text:style-name="P24">Light: <text:span text:style-name="T124">120’ </text:span>Lights a 30' radius for 12 turns</text:p>
          </table:table-cell>
        </table:table-row>
        <table:table-row table:style-name="Table3.1">
          <table:table-cell table:style-name="Table3.A2" office:value-type="string">
            <text:p text:style-name="P16">1</text:p>
          </table:table-cell>
          <table:table-cell table:style-name="Table3.A2" office:value-type="string">
            <text:p text:style-name="P24">Protection from evil: 0' enchanted monsters can't attack, +1 on saves and +1 penalty to hit for evil opponents <text:span text:style-name="T140">for 12 turns</text:span></text:p>
          </table:table-cell>
        </table:table-row>
        <table:table-row>
          <table:table-cell table:style-name="Table3.A7" office:value-type="string">
            <text:p text:style-name="P16">2</text:p>
          </table:table-cell>
          <table:table-cell table:style-name="Table3.B7" office:value-type="string">
            <text:p text:style-name="P24">Bless: 60 ' Allies gain +1 to hit/morale for 6 turns</text:p>
          </table:table-cell>
        </table:table-row>
        <table:table-row table:style-name="Table3.1">
          <table:table-cell table:style-name="Table3.A2" office:value-type="string">
            <text:p text:style-name="P16">2</text:p>
          </table:table-cell>
          <table:table-cell table:style-name="Table3.A2" office:value-type="string">
            <text:p text:style-name="P24">Find Traps: 30' find normal and magic traps for 2 turns</text:p>
          </table:table-cell>
        </table:table-row>
        <table:table-row table:style-name="Table3.1">
          <table:table-cell table:style-name="Table3.A9" office:value-type="string">
            <text:p text:style-name="P20">2</text:p>
          </table:table-cell>
          <table:table-cell table:style-name="Table3.A9" office:value-type="string">
            <text:p text:style-name="P2"><text:span text:style-name="T120">Hold Person: </text:span><text:span text:style-name="T5">120' Holds 1-4 for 6 turns +1 turn/caster level </text:span><text:span text:style-name="T8">if the target fails a saving throw</text:span></text:p>
          </table:table-cell>
        </table:table-row>
        <table:table-row table:style-name="Table3.1">
          <table:table-cell table:style-name="Table3.A2" office:value-type="string">
            <text:p text:style-name="P21">3</text:p>
          </table:table-cell>
          <table:table-cell table:style-name="Table3.A2" office:value-type="string">
            <text:p text:style-name="P25">Continual Light: <text:span text:style-name="T123">120’ Lights a 30’ radius until dispelled</text:span></text:p>
          </table:table-cell>
        </table:table-row>
        <table:table-row table:style-name="Table3.1">
          <table:table-cell table:style-name="Table3.A9" office:value-type="string">
            <text:p text:style-name="P21">3</text:p>
          </table:table-cell>
          <table:table-cell table:style-name="Table3.A9" office:value-type="string">
            <text:p text:style-name="P25">Cure Disease: <text:span text:style-name="T122">touch, negates disease in target</text:span></text:p>
          </table:table-cell>
        </table:table-row>
        <table:table-row table:style-name="Table3.1">
          <table:table-cell table:style-name="Table3.A2" office:value-type="string">
            <text:p text:style-name="P21">3</text:p>
          </table:table-cell>
          <table:table-cell table:style-name="Table3.A2" office:value-type="string">
            <text:p text:style-name="P25">Remove Curse: <text:span text:style-name="T124">touch, negates curse in target</text:span></text:p>
          </table:table-cell>
        </table:table-row>
        <table:table-row table:style-name="Table3.1">
          <table:table-cell table:style-name="Table3.A9" office:value-type="string">
            <text:p text:style-name="P21">4</text:p>
          </table:table-cell>
          <table:table-cell table:style-name="Table3.A9" office:value-type="string">
            <text:p text:style-name="P25">Cure Serious Sounds: <text:span text:style-name="T124">touch, Heals 2d6 hp</text:span></text:p>
          </table:table-cell>
        </table:table-row>
        <table:table-row table:style-name="Table3.1">
          <table:table-cell table:style-name="Table3.A2" office:value-type="string">
            <text:p text:style-name="P21">4</text:p>
          </table:table-cell>
          <table:table-cell table:style-name="Table3.A2" office:value-type="string">
            <text:p text:style-name="P25">Neutralize Poison: <text:span text:style-name="T123">touch, negates poison in a creature</text:span></text:p>
          </table:table-cell>
        </table:table-row>
        <table:table-row table:style-name="Table3.1">
          <table:table-cell table:style-name="Table3.A9" office:value-type="string">
            <text:p text:style-name="P21">4</text:p>
          </table:table-cell>
          <table:table-cell table:style-name="Table3.A9" office:value-type="string">
            <text:p text:style-name="P25">Protection from Evil, 10’ Radius: <text:span text:style-name="T124">10’ see Prot. From Evil</text:span></text:p>
          </table:table-cell>
        </table:table-row>
        <table:table-row table:style-name="Table3.1">
          <table:table-cell table:style-name="Table3.A2" office:value-type="string">
            <text:p text:style-name="P21">5</text:p>
          </table:table-cell>
          <table:table-cell table:style-name="Table3.A2" office:value-type="string">
            <text:p text:style-name="P25">Dispel Evil: <text:span text:style-name="T124">30’ Dispel any evil sending or spell</text:span></text:p>
          </table:table-cell>
        </table:table-row>
        <table:table-row table:style-name="Table3.1">
          <table:table-cell table:style-name="Table3.A9" office:value-type="string">
            <text:p text:style-name="P21">5</text:p>
          </table:table-cell>
          <table:table-cell table:style-name="Table3.A9" office:value-type="string">
            <text:p text:style-name="P25">Quest: <text:span text:style-name="T125">30’ Target is given a task it must complete if it fails its saving throw</text:span></text:p>
          </table:table-cell>
        </table:table-row>
        <table:table-row table:style-name="Table3.1">
          <table:table-cell table:style-name="Table3.A18" office:value-type="string">
            <text:p text:style-name="P21">5</text:p>
          </table:table-cell>
          <table:table-cell table:style-name="Table3.A18" office:value-type="string">
            <text:p text:style-name="P25">Raise Dead: <text:span text:style-name="T127">sight, Target is brought back to life provided it has not been dead longer than 12 days. For each level above 10 that amount increases by 4 days. So a 12</text:span><text:span text:style-name="T126">th</text:span><text:span text:style-name="T125"> Level cleric can raise a dead target within 20 days.</text:span></text:p>
          </table:table-cell>
        </table:table-row>
      </table:table>
      <text:p text:style-name="P46"/>
      <text:p text:style-name="P94"><text:span text:style-name="T85">Wizard</text:span> Spell List</text:p>
      <table:table table:name="Table4" table:style-name="Table4">
        <table:table-column table:style-name="Table4.A"/>
        <table:table-column table:style-name="Table4.B"/>
        <table:table-row table:style-name="Table4.1">
          <table:table-cell table:style-name="Table4.A1" office:value-type="string">
            <text:p text:style-name="P17">Level</text:p>
          </table:table-cell>
          <table:table-cell table:style-name="Table4.A1" office:value-type="string">
            <text:p text:style-name="P19">Spell: Range and Effect</text:p>
          </table:table-cell>
        </table:table-row>
        <table:table-row table:style-name="Table4.1">
          <table:table-cell table:style-name="Table4.A2" office:value-type="string">
            <text:p text:style-name="P17">1</text:p>
          </table:table-cell>
          <table:table-cell table:style-name="Table4.A2" office:value-type="string">
            <text:p text:style-name="P26">Charm Person: 120' Makes victim <text:span text:style-name="T85">enamored</text:span> of caster for 1-20 days minus HD (minimum 1 day) <text:span text:style-name="T122">if the target fails a saving throw</text:span></text:p>
          </table:table-cell>
        </table:table-row>
        <table:table-row>
          <table:table-cell table:style-name="Table4.A9" office:value-type="string">
            <text:p text:style-name="P17">1</text:p>
          </table:table-cell>
          <table:table-cell table:style-name="Table4.B9" office:value-type="string">
            <text:p text:style-name="P26">Detect Magic: 60' Detect magic for 2 turns</text:p>
          </table:table-cell>
        </table:table-row>
        <table:table-row table:style-name="Table4.1">
          <table:table-cell table:style-name="Table4.A2" office:value-type="string">
            <text:p text:style-name="P17">1</text:p>
          </table:table-cell>
          <table:table-cell table:style-name="Table4.A2" office:value-type="string">
            <text:p text:style-name="P26">Light: <text:span text:style-name="T124">120’ </text:span>Lights a 30' radius for 6 + caster level turns</text:p>
          </table:table-cell>
        </table:table-row>
        <table:table-row>
          <table:table-cell table:style-name="Table4.A9" office:value-type="string">
            <text:p text:style-name="P17">1</text:p>
          </table:table-cell>
          <table:table-cell table:style-name="Table4.B9" office:value-type="string">
            <text:p text:style-name="P26">Magic Missile: 150' One 1d4+1 damage missile per 3 caster levels ( ex - a 4th level wizards makes 2 missiles).</text:p>
          </table:table-cell>
        </table:table-row>
        <table:table-row table:style-name="Table4.1">
          <table:table-cell table:style-name="Table4.A2" office:value-type="string">
            <text:p text:style-name="P17">1</text:p>
          </table:table-cell>
          <table:table-cell table:style-name="Table4.A2" office:value-type="string">
            <text:p text:style-name="P26">Sleep: 240' Puts 2-8 HD (max 4 HD creature)to sleep 2-8 rounds</text:p>
          </table:table-cell>
        </table:table-row>
        <table:table-row>
          <table:table-cell table:style-name="Table4.A9" office:value-type="string">
            <text:p text:style-name="P22">1</text:p>
          </table:table-cell>
          <table:table-cell table:style-name="Table4.B9" office:value-type="string">
            <text:p text:style-name="P26">Shield: touch, AC4 protection (AC2 vs missiles) with AC9 <text:span text:style-name="T123">MV</text:span> for 2 turns, immune to magic missiles</text:p>
          </table:table-cell>
        </table:table-row>
        <table:table-row table:style-name="Table4.1">
          <table:table-cell table:style-name="Table4.A2" office:value-type="string">
            <text:p text:style-name="P22">2</text:p>
          </table:table-cell>
          <table:table-cell table:style-name="Table4.A2" office:value-type="string">
            <text:p text:style-name="P26">Detect Invisibility: 10'/level see invisible 5 rounds/level</text:p>
          </table:table-cell>
        </table:table-row>
        <table:table-row>
          <table:table-cell table:style-name="Table4.A9" office:value-type="string">
            <text:p text:style-name="P22">2</text:p>
          </table:table-cell>
          <table:table-cell table:style-name="Table4.B9" office:value-type="string">
            <text:p text:style-name="P26">Invisibility: 240' Target Invisible (<text:span text:style-name="T141">+</text:span>4 <text:span text:style-name="T141">penalty </text:span>to be hit) until attacking</text:p>
          </table:table-cell>
        </table:table-row>
        <table:table-row table:style-name="Table4.1">
          <table:table-cell table:style-name="Table4.A2" office:value-type="string">
            <text:p text:style-name="P22">2</text:p>
          </table:table-cell>
          <table:table-cell table:style-name="Table4.A2" office:value-type="string">
            <text:p text:style-name="P27"><text:span text:style-name="T128">Detect Thoughts</text:span>: <text:s/><text:span text:style-name="T125">60’ <text:s/>Hear the thoughts of others for 12 turns</text:span></text:p>
          </table:table-cell>
        </table:table-row>
        <table:table-row table:style-name="Table4.1">
          <table:table-cell table:style-name="Table4.A11" office:value-type="string">
            <text:p text:style-name="P23">2</text:p>
          </table:table-cell>
          <table:table-cell table:style-name="Table4.A11" office:value-type="string">
            <text:p text:style-name="P28">Web: 10' Create sticky mass 10' radius , giants break through in 1 round, humans take 2-8 turns.</text:p>
          </table:table-cell>
        </table:table-row>
        <table:table-row table:style-name="Table4.1">
          <table:table-cell table:style-name="Table4.A2" office:value-type="string">
            <text:p text:style-name="P22">3</text:p>
          </table:table-cell>
          <table:table-cell table:style-name="Table4.A2" office:value-type="string">
            <text:p text:style-name="P26">Dispel Magic 60' Remove all magic 60' radius</text:p>
          </table:table-cell>
        </table:table-row>
        <table:table-row table:style-name="Table4.1">
          <table:table-cell table:style-name="Table4.A11" office:value-type="string">
            <text:p text:style-name="P22">3</text:p>
          </table:table-cell>
          <table:table-cell table:style-name="Table4.A11" office:value-type="string">
            <text:p text:style-name="P26">Fireball: 240' 1d6/level damage 20' radius</text:p>
          </table:table-cell>
        </table:table-row>
        <table:table-row table:style-name="Table4.1">
          <table:table-cell table:style-name="Table4.A2" office:value-type="string">
            <text:p text:style-name="P23">3</text:p>
          </table:table-cell>
          <table:table-cell table:style-name="Table4.A2" office:value-type="string">
            <text:p text:style-name="P29">Invisibility, 10’ Radius: See Invisibility</text:p>
          </table:table-cell>
        </table:table-row>
        <table:table-row table:style-name="Table4.1">
          <table:table-cell table:style-name="Table4.A11" office:value-type="string">
            <text:p text:style-name="P22">3</text:p>
          </table:table-cell>
          <table:table-cell table:style-name="Table4.A11" office:value-type="string">
            <text:p text:style-name="P26">Lightning Bolt: 240' 5'x60 bolt 1d6/level damage</text:p>
          </table:table-cell>
        </table:table-row>
        <table:table-row table:style-name="Table4.1">
          <table:table-cell table:style-name="Table4.A2" office:value-type="string">
            <text:p text:style-name="P22">4</text:p>
          </table:table-cell>
          <table:table-cell table:style-name="Table4.A2" office:value-type="string">
            <text:p text:style-name="P26">Charm Monster: As charm person but any creature</text:p>
          </table:table-cell>
        </table:table-row>
        <table:table-row table:style-name="Table4.1">
          <table:table-cell table:style-name="Table4.A11" office:value-type="string">
            <text:p text:style-name="P22">4</text:p>
          </table:table-cell>
          <table:table-cell table:style-name="Table4.A11" office:value-type="string">
            <text:p text:style-name="P30">Dimension Door: 10’ Target is transported up to 360’</text:p>
          </table:table-cell>
        </table:table-row>
        <table:table-row table:style-name="Table4.1">
          <table:table-cell table:style-name="Table4.A2" office:value-type="string">
            <text:p text:style-name="P21">4</text:p>
          </table:table-cell>
          <table:table-cell table:style-name="Table4.A2" office:value-type="string">
            <text:p text:style-name="P26">Minor Globe of Invulnerability: 10' radius sphere around caster prevents all 1-3 rd level spells (except casters own) 1 round/level</text:p>
          </table:table-cell>
        </table:table-row>
        <table:table-row table:style-name="Table4.1">
          <table:table-cell table:style-name="Table4.A11" office:value-type="string">
            <text:p text:style-name="P23">4</text:p>
          </table:table-cell>
          <table:table-cell table:style-name="Table4.A11" office:value-type="string">
            <text:p text:style-name="P25">Polymorph: <text:span text:style-name="T129">60’ Target assumes form of creature of caster’s choosing receiving its attributes but retaining its original mind. If cast on self, effect lasts 6 turns + caster level. Otherwise the effect remains until dispelled</text:span></text:p>
          </table:table-cell>
        </table:table-row>
        <table:table-row table:style-name="Table4.1">
          <table:table-cell table:style-name="Table4.A2" office:value-type="string">
            <text:p text:style-name="P21">5</text:p>
          </table:table-cell>
          <table:table-cell table:style-name="Table4.A2" office:value-type="string">
            <text:p text:style-name="P27">Animate Dead: <text:span text:style-name="T130">sight, Create skeletons or zombies from corpses. Creates 1d6 animated dead for each caster level above 8</text:span></text:p>
          </table:table-cell>
        </table:table-row>
        <table:table-row table:style-name="Table4.1">
          <table:table-cell table:style-name="Table4.A11" office:value-type="string">
            <text:p text:style-name="P23">5</text:p>
          </table:table-cell>
          <table:table-cell table:style-name="Table4.A11" office:value-type="string">
            <text:p text:style-name="P27">Conjure Elemental: <text:span text:style-name="T130">240’ Conjure 1 water, fire, air, or earth elemental per day. Elemental remains until dispelled but will attack conjurer that is not focusing on controlling it</text:span></text:p>
          </table:table-cell>
        </table:table-row>
        <table:table-row table:style-name="Table4.1">
          <table:table-cell table:style-name="Table4.A2" office:value-type="string">
            <text:p text:style-name="P23">5</text:p>
          </table:table-cell>
          <table:table-cell table:style-name="Table4.A2" office:value-type="string">
            <text:p text:style-name="P27">Teleport: <text:span text:style-name="T130">Transport target to a location the caster knows. 75% chance of failure if caster only has indirect knowledge of location</text:span></text:p>
          </table:table-cell>
        </table:table-row>
        <table:table-row table:style-name="Table4.1">
          <table:table-cell table:style-name="Table4.A11" office:value-type="string">
            <text:p text:style-name="P23">5</text:p>
          </table:table-cell>
          <table:table-cell table:style-name="Table4.A11" office:value-type="string">
            <text:p text:style-name="P27">Wall of Stone: <text:span text:style-name="T130">60’ Conjure 2’ thick wall of stone with maximum area of 1,000 square feet</text:span></text:p>
          </table:table-cell>
        </table:table-row>
        <table:table-row table:style-name="Table4.1">
          <table:table-cell table:style-name="Table4.A2" office:value-type="string">
            <text:p text:style-name="P23">6</text:p>
          </table:table-cell>
          <table:table-cell table:style-name="Table4.A2" office:value-type="string">
            <text:p text:style-name="P27">Death <text:span text:style-name="T130">Spell</text:span>: <text:span text:style-name="T131">240’ Within 60’ radius kills 2d8 creatures of 7HD or less</text:span></text:p>
          </table:table-cell>
        </table:table-row>
        <table:table-row table:style-name="Table4.1">
          <table:table-cell table:style-name="Table4.A11" office:value-type="string">
            <text:p text:style-name="P23">6</text:p>
          </table:table-cell>
          <table:table-cell table:style-name="Table4.A11" office:value-type="string">
            <text:p text:style-name="P27">Project Image: <text:span text:style-name="T131">240’ Project image of caster for 6 turns. Spells cast appear to originate from image</text:span></text:p>
          </table:table-cell>
        </table:table-row>
        <table:table-row table:style-name="Table4.1">
          <table:table-cell table:style-name="Table4.A2" office:value-type="string">
            <text:p text:style-name="P23">6</text:p>
          </table:table-cell>
          <table:table-cell table:style-name="Table4.A2" office:value-type="string">
            <text:p text:style-name="P27">Reincarnation: <text:span text:style-name="T131">Bring target back to life but in a new form</text:span></text:p>
          </table:table-cell>
        </table:table-row>
        <table:table-row table:style-name="Table4.1">
          <table:table-cell table:style-name="Table4.A27" office:value-type="string">
            <text:p text:style-name="P23">6</text:p>
          </table:table-cell>
          <table:table-cell table:style-name="Table4.A27" office:value-type="string">
            <text:p text:style-name="P27">Stone to Flesh: <text:span text:style-name="T131">120’ Can be used to reverse petrification</text:span></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Noto Sans Devanagari1" svg:font-family="'Noto Sans Devanagari'" style:font-family-generic="swiss"/>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0201in" fo:margin-bottom="0.0201in" loext:contextual-spacing="false" fo:line-height="100%" fo:text-align="justify" style:justify-single-word="false" fo:background-color="transparent"/>
      <style:text-properties style:use-window-font-color="true" style:font-name="Liberation Serif" fo:font-family="'Liberation Serif'" style:font-family-generic="roman" style:font-pitch="variable" fo:font-size="10pt" fo:font-style="normal" fo:font-weight="bold" officeooo:rsid="0011ae7a" style:font-size-asian="10pt" style:font-style-asian="normal" style:font-weight-asian="bold" style:font-size-complex="10pt" style:font-style-complex="normal" style:font-weight-complex="bold"/>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5in" table:align="margins" fo:background-color="transparent">
        <style:background-image/>
      </style:table-properties>
    </style:style>
    <style:style style:name="Table5.A" style:family="table-column">
      <style:table-column-properties style:column-width="0.5625in" style:rel-column-width="4915*"/>
    </style:style>
    <style:style style:name="Table5.B" style:family="table-column">
      <style:table-column-properties style:column-width="6.9375in" style:rel-column-width="60620*"/>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382in" fo:border="none">
        <style:background-image/>
      </style:table-cell-properties>
    </style:style>
    <style:style style:name="Table5.B1" style:family="table-cell">
      <style:table-cell-properties fo:background-color="#cccccc" fo:padding="0.0382in" fo:border="none">
        <style:background-image/>
      </style:table-cell-properties>
    </style:style>
    <style:style style:name="MP1" style:family="paragraph" style:parent-style-name="Table_20_Contents">
      <style:text-properties fo:font-size="9pt" style:font-size-asian="9pt" style:font-size-complex="9pt"/>
    </style:style>
    <style:style style:name="MP2" style:family="paragraph" style:parent-style-name="Table_20_Contents">
      <style:text-properties fo:font-size="8pt" style:font-size-asian="8pt" style:font-size-complex="8pt"/>
    </style:style>
    <style:style style:name="MT1" style:family="text">
      <style:text-properties officeooo:rsid="002d4d28"/>
    </style:style>
    <style:style style:name="MT2" style:family="text">
      <style:text-properties officeooo:rsid="00593309"/>
    </style:style>
    <style:style style:name="MT3" style:family="text">
      <style:text-properties officeooo:rsid="002d9378"/>
    </style:style>
    <style:page-layout style:name="Mpm1">
      <style:page-layout-properties fo:page-width="8.5in" fo:page-height="11in" style:num-format="1" style:print-orientation="portrait" fo:margin-top="0.4in" fo:margin-bottom="0.3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1in" fo:margin-left="0in" fo:margin-right="0in" fo:margin-top="0.0201in" fo:background-color="transparent" style:dynamic-spacing="false" draw:fill="none" draw:fill-color="#729fcf"/>
      </style:footer-style>
    </style:page-layout>
  </office:automatic-styles>
  <office:master-styles>
    <style:master-page style:name="Standard" style:page-layout-name="Mpm1">
      <style:footer>
        <table:table table:name="Table5" table:style-name="Table5">
          <table:table-column table:style-name="Table5.A"/>
          <table:table-column table:style-name="Table5.B"/>
          <table:table-row table:style-name="Table5.1">
            <table:table-cell table:style-name="Table5.A1" office:value-type="string">
              <text:p text:style-name="MP1"><text:page-number text:select-page="current">1</text:page-number><text:s/><text:span text:style-name="MT1">of </text:span><text:span text:style-name="MT1"><text:page-count>3</text:page-count></text:span></text:p>
            </table:table-cell>
            <table:table-cell table:style-name="Table5.B1" office:value-type="string">
              <text:p text:style-name="MP2"><text:span text:style-name="MT2">Created by B3L7 using Searchers of the Unknown by </text:span>Nicolas Dessaux, <text:span text:style-name="MT3">Spellcasters &amp; Demihumans of the Unknown by BDFiscus, and SotU Refired by Simon J. Bull</text:span>. Dungeons &amp; Dragons is Registered Trademarks® of Wizards of the Coast, Inc. No challenge or claim to the ownership of these trademarks is intended or implied. This is a not-for-profit fan work and is believed to reside within Fair Us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14:12:05.108939337</meta:creation-date>
    <dc:date>2019-06-19T11:08:10.477110917</dc:date>
    <meta:editing-duration>PT7H33M13S</meta:editing-duration>
    <meta:editing-cycles>108</meta:editing-cycles>
    <meta:generator>LibreOffice/6.2.4.2.0$Linux_X86_64 LibreOffice_project/20$Build-2</meta:generator>
    <meta:document-statistic meta:table-count="6" meta:image-count="0" meta:object-count="0" meta:page-count="3" meta:paragraph-count="203" meta:word-count="2671" meta:character-count="14641" meta:non-whitespace-character-count="12160"/>
  </office:meta>
</office:document-meta>
</file>